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3.7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131.81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65.85pt"/>
    </style:style>
    <style:style style:name="co10" style:family="table-column">
      <style:table-column-properties fo:break-before="auto" style:column-width="82.26pt"/>
    </style:style>
    <style:style style:name="co11" style:family="table-column">
      <style:table-column-properties fo:break-before="auto" style:column-width="56.41pt"/>
    </style:style>
    <style:style style:name="co12" style:family="table-column">
      <style:table-column-properties fo:break-before="auto" style:column-width="67.35pt"/>
    </style:style>
    <style:style style:name="co13" style:family="table-column">
      <style:table-column-properties fo:break-before="auto" style:column-width="72.26pt"/>
    </style:style>
    <style:style style:name="co14" style:family="table-column">
      <style:table-column-properties fo:break-before="auto" style:column-width="64.26pt"/>
    </style:style>
    <style:style style:name="co15" style:family="table-column">
      <style:table-column-properties fo:break-before="auto" style:column-width="186.01pt"/>
    </style:style>
    <style:style style:name="co16" style:family="table-column">
      <style:table-column-properties fo:break-before="auto" style:column-width="103.41pt"/>
    </style:style>
    <style:style style:name="co17" style:family="table-column">
      <style:table-column-properties fo:break-before="auto" style:column-width="306.71pt"/>
    </style:style>
    <style:style style:name="co18" style:family="table-column">
      <style:table-column-properties fo:break-before="auto" style:column-width="171.01pt"/>
    </style:style>
    <style:style style:name="co19" style:family="table-column">
      <style:table-column-properties fo:break-before="auto" style:column-width="92.61pt"/>
    </style:style>
    <style:style style:name="co20" style:family="table-column">
      <style:table-column-properties fo:break-before="auto" style:column-width="174.44pt"/>
    </style:style>
    <style:style style:name="co21" style:family="table-column">
      <style:table-column-properties fo:break-before="auto" style:column-width="91.05pt"/>
    </style:style>
    <style:style style:name="co22" style:family="table-column">
      <style:table-column-properties fo:break-before="auto" style:column-width="219.2pt"/>
    </style:style>
    <style:style style:name="co23" style:family="table-column">
      <style:table-column-properties fo:break-before="auto" style:column-width="178.3pt"/>
    </style:style>
    <style:style style:name="co24" style:family="table-column">
      <style:table-column-properties fo:break-before="auto" style:column-width="187.54pt"/>
    </style:style>
    <style:style style:name="co25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4.2pt" fo:break-before="auto" style:use-optimal-row-height="true"/>
    </style:style>
    <style:style style:name="ro10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134"/>
    <style:style style:name="ce15" style:family="table-cell" style:parent-style-name="Default" style:data-style-name="N3"/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1"/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9933ff" style:text-align-source="fix" style:repeat-content="false"/>
      <style:paragraph-properties fo:text-align="center" fo:margin-left="0pt"/>
      <style:text-properties fo:color="#ffffff"/>
    </style:style>
    <style:style style:name="ce2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ext-properties style:font-name="Liberation Sans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33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'panel-kit-funding-calculator'.B21"/>
    </style:style>
    <style:style style:name="ce36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46]))&gt;0)" style:apply-style-name="ConditionalStyle_5f_1" style:base-cell-address="'panel-kit-funding-calculator'.B46"/>
    </style:style>
    <style:style style:name="ce37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'pp-funding-calculator'.B21"/>
    </style:style>
    <style:style style:name="ce38" style:family="table-cell" style:parent-style-name="Default" style:data-style-name="N104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'm2-bundle'.B21"/>
    </style:style>
    <style:style style:name="ce40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octopanel.B21"/>
    </style:style>
    <style:style style:name="ce41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45]))&gt;0)" style:apply-style-name="ConditionalStyle_5f_1" style:base-cell-address="octopanel.B45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lightpanel.B21"/>
    </style:style>
    <style:style style:name="ce44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'2T2m-bundle'.B21"/>
    </style:style>
    <style:style style:name="ce45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0]))&gt;0)" style:apply-style-name="ConditionalStyle_5f_1" style:base-cell-address="'photo booth kit'.B20"/>
    </style:style>
  </office:automatic-styles>
  <office:body>
    <office:spreadsheet>
      <table:calculation-settings table:automatic-find-labels="false"/>
      <table:table table:name="BOM-microcluster-bas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Copyright 2017 by the Colorado Printing Project, ltd. CC-BY-SA 4.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5" table:number-rows-spanned="1">
            <text:p>Microcluster basic (half-stack) bom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style-name="ce2" table:number-columns-repeated="1015"/>
          <table:table-cell table:number-columns-repeated="2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corrugated plastic pallet liner, 24x48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signoutfitters.com/CorrugatedPlasticYardSignBlanks-36x24.aspx</text:p>
          </table:table-cell>
          <table:table-cell table:formula="of:=3.8" office:value-type="currency" office:currency="USD" office:value="3.8" calcext:value-type="currency">
            <text:p>$3.80</text:p>
          </table:table-cell>
          <table:table-cell table:style-name="ce4" table:formula="of:=[.D6]*[.B6]" office:value-type="currency" office:currency="USD" office:value="15.2" calcext:value-type="currency">
            <text:p>$15.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acrylic, 24x36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master </text:p>
          </table:table-cell>
          <table:table-cell office:value-type="currency" office:currency="USD" office:value="18" calcext:value-type="currency">
            <text:p>$18.00</text:p>
          </table:table-cell>
          <table:table-cell table:style-name="ce4" table:formula="of:=[.D7]*[.B7]" office:value-type="currency" office:currency="USD" office:value="36" calcext:value-type="currency">
            <text:p>$36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8]*[.B8]" office:value-type="currency" office:currency="USD" office:value="1" calcext:value-type="currency">
            <text:p>$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ne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www.kjmagnetics.com/proddetail.asp?prod=R841</text:p>
          </table:table-cell>
          <table:table-cell office:value-type="currency" office:currency="USD" office:value="0.52" calcext:value-type="currency">
            <text:p>$0.52</text:p>
          </table:table-cell>
          <table:table-cell table:style-name="ce4" table:formula="of:=[.D9]*[.B9]" office:value-type="currency" office:currency="USD" office:value="7.28" calcext:value-type="currency">
            <text:p>$7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e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master </text:p>
          </table:table-cell>
          <table:table-cell office:value-type="currency" office:currency="USD" office:value="3" calcext:value-type="currency">
            <text:p>$3.00</text:p>
          </table:table-cell>
          <table:table-cell table:style-name="ce4" table:formula="of:=[.D10]*[.B10]" office:value-type="currency" office:currency="USD" office:value="3" calcext:value-type="currency">
            <text:p>$3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office:value-type="currency" office:currency="USD" office:value="7" calcext:value-type="currency">
            <text:p>$7.00</text:p>
          </table:table-cell>
          <table:table-cell table:style-name="ce4" table:formula="of:=[.D11]*[.B11]" office:value-type="currency" office:currency="USD" office:value="7" calcext:value-type="currency">
            <text:p>$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ck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ckergiant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4" table:formula="of:=[.D12]*[.B12]" office:value-type="currency" office:currency="USD" office:value="8" calcext:value-type="currency">
            <text:p>$8.00</text:p>
          </table:table-cell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table:number-columns-repeated="3"/>
          <table:table-cell table:style-name="ce6" office:value-type="string" calcext:value-type="string">
            <text:p>Single qty BOM cost</text:p>
          </table:table-cell>
          <table:table-cell table:style-name="ce4" table:formula="of:=SUM([.E6:.E13])" office:value-type="currency" office:currency="USD" office:value="77.48" calcext:value-type="currency">
            <text:p>$77.48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3"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E15]+['printed parts - mb'.D18]*0" office:value-type="currency" office:currency="USD" office:value="77.48" calcext:value-type="currency">
            <text:p>$77.48</text:p>
          </table:table-cell>
          <table:table-cell table:style-name="ce3"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2">
          <table:table-cell table:style-name="ce1" office:value-type="string" calcext:value-type="string" table:number-columns-spanned="5" table:number-rows-spanned="1">
            <text:p>Microcluster full (full-stack) bom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corrugated plastic pallet liner, 24x48”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signoutfitters.com/CorrugatedPlasticYardSignBlanks-36x24.aspx</text:p>
          </table:table-cell>
          <table:table-cell table:formula="of:=3.8" office:value-type="currency" office:currency="USD" office:value="3.8" calcext:value-type="currency">
            <text:p>$3.80</text:p>
          </table:table-cell>
          <table:table-cell table:style-name="ce4" table:formula="of:=[.D24]*[.B24]" office:value-type="currency" office:currency="USD" office:value="30.4" calcext:value-type="currency">
            <text:p>$30.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acrylic, 24x22”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master </text:p>
          </table:table-cell>
          <table:table-cell office:value-type="currency" office:currency="USD" office:value="9.98" calcext:value-type="currency">
            <text:p>$9.98</text:p>
          </table:table-cell>
          <table:table-cell table:style-name="ce4" table:formula="of:=[.D25]*[.B25]" office:value-type="currency" office:currency="USD" office:value="59.88" calcext:value-type="currency">
            <text:p>$59.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26]*[.B26]" office:value-type="currency" office:currency="USD" office:value="1" calcext:value-type="currency">
            <text:p>$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ne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s://www.kjmagnetics.com/proddetail.asp?prod=R841</text:p>
          </table:table-cell>
          <table:table-cell office:value-type="currency" office:currency="USD" office:value="0.52" calcext:value-type="currency">
            <text:p>$0.52</text:p>
          </table:table-cell>
          <table:table-cell table:style-name="ce4" table:formula="of:=[.D27]*[.B27]" office:value-type="currency" office:currency="USD" office:value="14.56" calcext:value-type="currency">
            <text:p>$14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e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master </text:p>
          </table:table-cell>
          <table:table-cell office:value-type="currency" office:currency="USD" office:value="3" calcext:value-type="currency">
            <text:p>$3.00</text:p>
          </table:table-cell>
          <table:table-cell table:style-name="ce4" table:formula="of:=[.D28]*[.B28]" office:value-type="currency" office:currency="USD" office:value="3" calcext:value-type="currency">
            <text:p>$3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office:value-type="currency" office:currency="USD" office:value="7" calcext:value-type="currency">
            <text:p>$7.00</text:p>
          </table:table-cell>
          <table:table-cell table:style-name="ce4" table:formula="of:=[.D29]*[.B29]" office:value-type="currency" office:currency="USD" office:value="7" calcext:value-type="currency">
            <text:p>$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cke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ickergiant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4" table:formula="of:=[.D30]*[.B30]" office:value-type="currency" office:currency="USD" office:value="20" calcext:value-type="currency">
            <text:p>$20.00</text:p>
          </table:table-cell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table:number-columns-repeated="3"/>
          <table:table-cell table:style-name="ce6" office:value-type="string" calcext:value-type="string">
            <text:p>Single qty BOM cost</text:p>
          </table:table-cell>
          <table:table-cell table:style-name="ce4" table:formula="of:=SUM([.E24:.E31])" office:value-type="currency" office:currency="USD" office:value="135.84" calcext:value-type="currency">
            <text:p>$135.84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4"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E33]+['printed parts - mb'.D35]*0" office:value-type="currency" office:currency="USD" office:value="135.84" calcext:value-type="currency">
            <text:p>$135.84</text:p>
          </table:table-cell>
          <table:table-cell table:number-columns-repeated="1017"/>
        </table:table-row>
        <table:table-row table:style-name="ro1" table:number-rows-repeated="104854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rinted parts - mb" table:style-name="ta1">
        <table:table-column table:style-name="co6" table:default-cell-style-name="Default"/>
        <table:table-column table:style-name="co7" table:default-cell-style-name="ce4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0" table:default-cell-style-name="Default"/>
        <table:table-row table:style-name="ro1">
          <table:table-cell table:style-name="ce8" office:value-type="string" calcext:value-type="string" table:number-columns-spanned="10" table:number-rows-spanned="1">
            <text:p>Copyright 2018 by the Colorado Printing Project, ltd. CC-BY-SA 4.0</text:p>
          </table:table-cell>
          <table:covered-table-cell table:number-columns-repeated="9" table:style-name="ce9"/>
          <table:table-cell table:style-name="ce9" table:number-columns-repeated="1010"/>
        </table:table-row>
        <table:table-row table:style-name="ro3">
          <table:table-cell table:style-name="ce9" office:value-type="string" calcext:value-type="string">
            <text:p>Part Name</text:p>
          </table:table-cell>
          <table:table-cell table:style-name="ce9" office:value-type="string" calcext:value-type="string">
            <text:p>$ EA</text:p>
          </table:table-cell>
          <table:table-cell table:style-name="ce9" office:value-type="string" calcext:value-type="string">
            <text:p>$ Tota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Mass (g)</text:p>
          </table:table-cell>
          <table:table-cell table:style-name="ce9" office:value-type="string" calcext:value-type="string">
            <text:p>Mass total (g)</text:p>
          </table:table-cell>
          <table:table-cell table:style-name="ce9" office:value-type="string" calcext:value-type="string">
            <text:p>Print time (min)</text:p>
          </table:table-cell>
          <table:table-cell table:style-name="ce9" office:value-type="string" calcext:value-type="string">
            <text:p>Print time total (min)</text:p>
          </table:table-cell>
          <table:table-cell table:style-name="ce9" office:value-type="string" calcext:value-type="string">
            <text:p>Person time (min)</text:p>
          </table:table-cell>
          <table:table-cell table:style-name="ce9" office:value-type="string" calcext:value-type="string">
            <text:p>Person time total (min)</text:p>
          </table:table-cell>
          <table:table-cell table:style-name="ce9" office:value-type="string" calcext:value-type="string">
            <text:p>g/hr</text:p>
          </table:table-cell>
          <table:table-cell table:style-name="ce9" office:value-type="string" calcext:value-type="string">
            <text:p>$/g</text:p>
          </table:table-cell>
          <table:table-cell table:style-name="ce9" office:value-type="string" calcext:value-type="string">
            <text:p>Nozzle Size</text:p>
          </table:table-cell>
          <table:table-cell table:style-name="ce9" table:number-columns-repeated="1007"/>
        </table:table-row>
        <table:table-row table:style-name="ro5">
          <table:table-cell table:style-name="ce10" table:number-columns-repeated="12"/>
          <table:table-cell table:style-name="ce23" office:value-type="string" calcext:value-type="string">
            <text:p>0.5mm</text:p>
          </table:table-cell>
          <table:table-cell table:style-name="ce25" office:value-type="string" calcext:value-type="string">
            <text:p>0.8mm</text:p>
          </table:table-cell>
          <table:table-cell table:style-name="ce10" table:number-columns-repeated="1006"/>
        </table:table-row>
        <table:table-row table:style-name="ro1">
          <table:table-cell table:style-name="ce11" office:value-type="string" calcext:value-type="string">
            <text:p>slider guider</text:p>
          </table:table-cell>
          <table:table-cell table:formula="of:=([.E4]/1000)*[.$B$15]+([.G4]/60)*([.$B$12]+[.$B$13]+[.$B$14])+([.I4]/60)*[.$B$11]" office:value-type="currency" office:currency="USD" office:value="1.745605" calcext:value-type="currency">
            <text:p>$1.75</text:p>
          </table:table-cell>
          <table:table-cell table:style-name="ce4" table:formula="of:=[.B4]*[.D4]" office:value-type="currency" office:currency="USD" office:value="52.36815" calcext:value-type="currency">
            <text:p>$52.37</text:p>
          </table:table-cell>
          <table:table-cell office:value-type="float" office:value="30" calcext:value-type="float">
            <text:p>30</text:p>
          </table:table-cell>
          <table:table-cell table:formula="of:=45/2" office:value-type="float" office:value="22.5" calcext:value-type="float">
            <text:p>22.5</text:p>
          </table:table-cell>
          <table:table-cell table:formula="of:=[.E4]*[.D4]" office:value-type="float" office:value="675" calcext:value-type="float">
            <text:p>675</text:p>
          </table:table-cell>
          <table:table-cell table:formula="of:=55/4" office:value-type="float" office:value="13.75" calcext:value-type="float">
            <text:p>13.75</text:p>
          </table:table-cell>
          <table:table-cell table:formula="of:=[.G4]*[.D4]" office:value-type="float" office:value="412.5" calcext:value-type="float">
            <text:p>412.5</text:p>
          </table:table-cell>
          <table:table-cell table:formula="of:=5/4" office:value-type="float" office:value="1.25" calcext:value-type="float">
            <text:p>1.25</text:p>
          </table:table-cell>
          <table:table-cell table:formula="of:=[.I4]*[.D4]" office:value-type="float" office:value="37.5" calcext:value-type="float">
            <text:p>37.5</text:p>
          </table:table-cell>
          <table:table-cell table:style-name="ce19" table:formula="of:=[.E4]/([.G4]/60)" office:value-type="float" office:value="98.1818181818182" calcext:value-type="float">
            <text:p>98</text:p>
          </table:table-cell>
          <table:table-cell table:style-name="ce4" table:formula="of:=[.B4]/[.E4]" office:value-type="currency" office:currency="USD" office:value="0.0775824444444444" calcext:value-type="currency">
            <text:p>$0.08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panel handle</text:p>
          </table:table-cell>
          <table:table-cell table:formula="of:=([.E5]/1000)*[.$B$15]+([.G5]/60)*([.$B$12]+[.$B$13]+[.$B$14])+([.I5]/60)*[.$B$11]" office:value-type="currency" office:currency="USD" office:value="1.12327488888889" calcext:value-type="currency">
            <text:p>$1.12</text:p>
          </table:table-cell>
          <table:table-cell table:style-name="ce4" table:formula="of:=[.B5]*[.D5]" office:value-type="currency" office:currency="USD" office:value="17.9723982222222" calcext:value-type="currency">
            <text:p>$17.97</text:p>
          </table:table-cell>
          <table:table-cell office:value-type="float" office:value="16" calcext:value-type="float">
            <text:p>16</text:p>
          </table:table-cell>
          <table:table-cell table:formula="of:=117/9" office:value-type="float" office:value="13" calcext:value-type="float">
            <text:p>13</text:p>
          </table:table-cell>
          <table:table-cell table:formula="of:=[.E5]*[.D5]" office:value-type="float" office:value="208" calcext:value-type="float">
            <text:p>208</text:p>
          </table:table-cell>
          <table:table-cell table:style-name="ce19" table:formula="of:=167/18" office:value-type="float" office:value="9.27777777777778" calcext:value-type="float">
            <text:p>9</text:p>
          </table:table-cell>
          <table:table-cell table:style-name="ce19" table:formula="of:=[.G5]*[.D5]" office:value-type="float" office:value="148.444444444444" calcext:value-type="float">
            <text:p>148</text:p>
          </table:table-cell>
          <table:table-cell table:formula="of:=10/10" office:value-type="float" office:value="1" calcext:value-type="float">
            <text:p>1</text:p>
          </table:table-cell>
          <table:table-cell table:formula="of:=[.I5]*[.D5]" office:value-type="float" office:value="16" calcext:value-type="float">
            <text:p>16</text:p>
          </table:table-cell>
          <table:table-cell table:style-name="ce19" table:formula="of:=[.E5]/([.G5]/60)" office:value-type="float" office:value="84.0718562874251" calcext:value-type="float">
            <text:p>84</text:p>
          </table:table-cell>
          <table:table-cell table:style-name="ce4" table:formula="of:=[.B5]/[.E5]" office:value-type="currency" office:currency="USD" office:value="0.0864057606837607" calcext:value-type="currency">
            <text:p>$0.09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/>
          <table:table-cell table:style-name="ce15" table:number-columns-repeated="7"/>
          <table:table-cell/>
          <table:table-cell table:style-name="ce21" office:value-type="string" calcext:value-type="string" table:number-columns-spanned="3" table:number-rows-spanned="1">
            <text:p>Average $/g</text:p>
          </table:table-cell>
          <table:covered-table-cell table:number-columns-repeated="2" table:style-name="ce12"/>
          <table:table-cell table:number-columns-repeated="100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/>
          <table:table-cell table:style-name="ce4" table:formula="of:=SUM([.C4:.C5])" office:value-type="currency" office:currency="USD" office:value="70.3405482222222" calcext:value-type="currency">
            <text:p>$70.34</text:p>
          </table:table-cell>
          <table:table-cell table:style-name="ce15" table:formula="of:=SUM([.D4:.D5])" office:value-type="float" office:value="46" calcext:value-type="float">
            <text:p>46</text:p>
          </table:table-cell>
          <table:table-cell table:style-name="ce15" table:formula="of:=SUM([.E4:.E5])" office:value-type="float" office:value="35.5" calcext:value-type="float">
            <text:p>36</text:p>
          </table:table-cell>
          <table:table-cell table:style-name="ce15" table:formula="of:=SUM([.F4:.F5])" office:value-type="float" office:value="883" calcext:value-type="float">
            <text:p>883</text:p>
          </table:table-cell>
          <table:table-cell table:style-name="ce15" table:formula="of:=SUM([.G4:.G5])" office:value-type="float" office:value="23.0277777777778" calcext:value-type="float">
            <text:p>23</text:p>
          </table:table-cell>
          <table:table-cell table:style-name="ce15" table:formula="of:=SUM([.H4:.H5])" office:value-type="float" office:value="560.944444444445" calcext:value-type="float">
            <text:p>561</text:p>
          </table:table-cell>
          <table:table-cell table:style-name="ce15" table:formula="of:=SUM([.I4:.I5])" office:value-type="float" office:value="2.25" calcext:value-type="float">
            <text:p>2</text:p>
          </table:table-cell>
          <table:table-cell table:style-name="ce15" table:formula="of:=SUM([.J4:.J5])" office:value-type="float" office:value="53.5" calcext:value-type="float">
            <text:p>54</text:p>
          </table:table-cell>
          <table:table-cell table:style-name="ce20"/>
          <table:table-cell table:style-name="ce22" office:value-type="string" calcext:value-type="string">
            <text:p>combined</text:p>
          </table:table-cell>
          <table:table-cell table:style-name="ce22" office:value-type="string" calcext:value-type="string">
            <text:p>0.5mm</text:p>
          </table:table-cell>
          <table:table-cell table:style-name="ce22" office:value-type="string" calcext:value-type="string">
            <text:p>0.8mm</text:p>
          </table:table-cell>
          <table:table-cell table:style-name="ce12" table:number-columns-repeated="1006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formula="of:=AVERAGE([.B4:.B5])" office:value-type="currency" office:currency="USD" office:value="1.43443994444444" calcext:value-type="currency">
            <text:p>$1.43</text:p>
          </table:table-cell>
          <table:table-cell table:style-name="ce4"/>
          <table:table-cell table:style-name="ce14" table:formula="of:=AVERAGE([.D4:.D5])" office:value-type="float" office:value="23" calcext:value-type="float">
            <text:p>23.0</text:p>
          </table:table-cell>
          <table:table-cell table:style-name="ce15" table:formula="of:=AVERAGE([.E4:.E5])" office:value-type="float" office:value="17.75" calcext:value-type="float">
            <text:p>18</text:p>
          </table:table-cell>
          <table:table-cell table:style-name="ce15" table:formula="of:=AVERAGE([.F4:.F5])" office:value-type="float" office:value="441.5" calcext:value-type="float">
            <text:p>442</text:p>
          </table:table-cell>
          <table:table-cell table:style-name="ce15" table:formula="of:=AVERAGE([.G4:.G5])" office:value-type="float" office:value="11.5138888888889" calcext:value-type="float">
            <text:p>12</text:p>
          </table:table-cell>
          <table:table-cell table:style-name="ce15" table:formula="of:=AVERAGE([.H4:.H5])" office:value-type="float" office:value="280.472222222222" calcext:value-type="float">
            <text:p>280</text:p>
          </table:table-cell>
          <table:table-cell table:style-name="ce15" table:formula="of:=AVERAGE([.I4:.I5])" office:value-type="float" office:value="1.125" calcext:value-type="float">
            <text:p>1</text:p>
          </table:table-cell>
          <table:table-cell table:style-name="ce15" table:formula="of:=AVERAGE([.J4:.J5])" office:value-type="float" office:value="26.75" calcext:value-type="float">
            <text:p>27</text:p>
          </table:table-cell>
          <table:table-cell table:style-name="ce15" table:formula="of:=AVERAGE([.K4:.K5])" office:value-type="float" office:value="91.1268372346217" calcext:value-type="float">
            <text:p>91</text:p>
          </table:table-cell>
          <table:table-cell table:style-name="ce4" table:formula="of:=AVERAGE([.L4:.L5])" office:value-type="currency" office:currency="USD" office:value="0.0819941025641026" calcext:value-type="currency">
            <text:p>$0.08</text:p>
          </table:table-cell>
          <table:table-cell table:style-name="ce4" table:formula="of:=AVERAGE(#REF!;#REF!;#REF!)" office:value-type="string" office:string-value="" calcext:value-type="error">
            <text:p>#REF!</text:p>
          </table:table-cell>
          <table:table-cell table:style-name="ce4" table:formula="of:=AVERAGE(#REF!;[.L5];[.L4])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6">
          <table:table-cell table:style-name="ce2" office:value-type="string" calcext:value-type="string">
            <text:p>Labor &amp; equipment costs</text:p>
          </table:table-cell>
          <table:table-cell table:style-name="ce3" table:number-columns-repeated="2"/>
          <table:table-cell table:style-name="ce16" office:value-type="string" calcext:value-type="string">
            <text:p>Overhead cost per microcluster</text:p>
          </table:table-cell>
          <table:table-cell table:style-name="ce16" office:value-type="string" calcext:value-type="string">
            <text:p>% of total cost</text:p>
          </table:table-cell>
          <table:table-cell table:style-name="ce3" table:number-columns-repeated="3"/>
          <table:table-cell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Printer flip rate per hr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4" table:formula="of:=([.J7]/60)*[.B11]" office:value-type="currency" office:currency="USD" office:value="13.375" calcext:value-type="currency">
            <text:p>$13.38</text:p>
          </table:table-cell>
          <table:table-cell table:style-name="ce18" table:formula="of:=[.D11]/[.D$18]" office:value-type="percentage" office:value="0.190146371304148" calcext:value-type="percentage">
            <text:p>19.01%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style-name="ce19" table:formula="of:=AVERAGE(#REF!;#REF!)" office:value-type="string" office:string-value="" calcext:value-type="error">
            <text:p>#REF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inter cost per hr</text:p>
          </table:table-cell>
          <table:table-cell table:formula="of:=2850/(50*30)" office:value-type="currency" office:currency="USD" office:value="1.9" calcext:value-type="currency">
            <text:p>$1.90</text:p>
          </table:table-cell>
          <table:table-cell table:style-name="ce4"/>
          <table:table-cell table:style-name="ce4" table:formula="of:=([.H7]/60)*[.B12]" office:value-type="currency" office:currency="USD" office:value="17.7632407407407" calcext:value-type="currency">
            <text:p>$17.76</text:p>
          </table:table-cell>
          <table:table-cell table:style-name="ce18" table:formula="of:=[.D12]/[.D$18]" office:value-type="percentage" office:value="0.252532020146083" calcext:value-type="percentage">
            <text:p>25.25%</text:p>
          </table:table-cell>
          <table:table-cell table:style-name="ce4"/>
          <table:table-cell table:number-columns-repeated="3"/>
          <table:table-cell office:value-type="float" office:value="0.8" calcext:value-type="float">
            <text:p>0.8</text:p>
          </table:table-cell>
          <table:table-cell table:style-name="ce19" table:formula="of:=AVERAGE([.K4];[.K5];#REF!)" office:value-type="string" office:string-value="" calcext:value-type="error">
            <text:p>#REF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ace cost per hr</text:p>
          </table:table-cell>
          <table:table-cell table:formula="of:=1/160*16" office:value-type="currency" office:currency="USD" office:value="0.1" calcext:value-type="currency">
            <text:p>$0.10</text:p>
          </table:table-cell>
          <table:table-cell/>
          <table:table-cell table:style-name="ce4" table:formula="of:=([.H7]/60)*[.B13]" office:value-type="currency" office:currency="USD" office:value="0.934907407407408" calcext:value-type="currency">
            <text:p>$0.93</text:p>
          </table:table-cell>
          <table:table-cell table:style-name="ce18" table:formula="of:=[.D13]/[.D$18]" office:value-type="percentage" office:value="0.013291158955057" calcext:value-type="percentage">
            <text:p>1.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ricity cost per hr</text:p>
          </table:table-cell>
          <table:table-cell table:formula="of:=0.4*0.0916" office:value-type="currency" office:currency="USD" office:value="0.03664" calcext:value-type="currency">
            <text:p>$0.04</text:p>
          </table:table-cell>
          <table:table-cell/>
          <table:table-cell table:style-name="ce4" table:formula="of:=([.H7]/60)*[.B14]" office:value-type="currency" office:currency="USD" office:value="0.342550074074074" calcext:value-type="currency">
            <text:p>$0.34</text:p>
          </table:table-cell>
          <table:table-cell table:style-name="ce18" table:formula="of:=[.D14]/[.D$18]" office:value-type="percentage" office:value="0.00486988064113289" calcext:value-type="percentage">
            <text:p>0.49%</text:p>
          </table:table-cell>
          <table:table-cell table:number-columns-repeated="2"/>
          <table:table-cell table:formula="of:=[.H7]/60" office:value-type="float" office:value="9.34907407407408" calcext:value-type="float">
            <text:p>9.349074074074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lament cost (ABS)</text:p>
          </table:table-cell>
          <table:table-cell office:value-type="currency" office:currency="USD" office:value="42.95" calcext:value-type="currency">
            <text:p>$42.95</text:p>
          </table:table-cell>
          <table:table-cell/>
          <table:table-cell table:style-name="ce4" table:formula="of:=([.$F$7]/1000)*[.B15]" office:value-type="currency" office:currency="USD" office:value="37.92485" calcext:value-type="currency">
            <text:p>$37.92</text:p>
          </table:table-cell>
          <table:table-cell table:style-name="ce18" table:formula="of:=[.D15]/[.D18]" office:value-type="percentage" office:value="0.539160568953579" calcext:value-type="percentage">
            <text:p>53.92%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 table:style-name="ce18"/>
          <table:table-cell table:number-columns-repeated="1015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3" table:number-rows-spanned="1">
            <text:p>Total printed part cost per microcluster</text:p>
          </table:table-cell>
          <table:covered-table-cell table:number-columns-repeated="2"/>
          <table:table-cell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ce4" table:formula="of:=[.D15]+[.D11]+[.D12]+[.D13]+[.D14]" office:value-type="currency" office:currency="USD" office:value="70.3405482222222" calcext:value-type="currency">
            <text:p>$70.34</text:p>
          </table:table-cell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3" table:number-columns-repeated="2"/>
          <table:table-cell table:number-columns-repeated="1017"/>
        </table:table-row>
        <table:table-row table:style-name="ro1">
          <table:table-cell/>
          <table:table-cell table:style-name="ce14" table:number-columns-repeated="4"/>
          <table:table-cell table:style-name="ce4"/>
          <table:table-cell table:number-columns-repeated="1014"/>
        </table:table-row>
        <table:table-row table:style-name="ro1">
          <table:table-cell/>
          <table:table-cell table:style-name="ce14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/>
          <table:table-cell table:style-name="Default"/>
          <table:table-cell table:number-columns-repeated="1018"/>
        </table:table-row>
      </table:table>
      <table:table table:name="panel-kit-funding-calculator" table:style-name="ta1">
        <table:table-column table:style-name="co15" table:default-cell-style-name="ce27"/>
        <table:table-column table:style-name="co16" table:default-cell-style-name="ce33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8 by the Colorado Printing Project, ltd. CC-BY-SA 4.0</text:p>
          </table:table-cell>
          <table:table-cell table:style-name="ce30"/>
          <table:table-cell table:number-columns-repeated="5"/>
        </table:table-row>
        <table:table-row table:style-name="ro1">
          <table:table-cell table:style-name="Default"/>
          <table:table-cell table:style-name="ce30"/>
          <table:table-cell table:number-columns-repeated="5"/>
        </table:table-row>
        <table:table-row table:style-name="ro5">
          <table:table-cell table:style-name="ce26" office:value-type="string" calcext:value-type="string" table:number-columns-spanned="2" table:number-rows-spanned="1">
            <text:p>microcluster half stack funding goal calculator</text:p>
          </table:table-cell>
          <table:covered-table-cell table:style-name="ce30"/>
          <table:table-cell table:number-columns-repeated="5"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5"/>
        </table:table-row>
        <table:table-row table:style-name="ro7">
          <table:table-cell table:style-name="ce28" office:value-type="string" calcext:value-type="string">
            <text:p>BOM</text:p>
          </table:table-cell>
          <table:table-cell table:style-name="ce32" table:formula="of:=['BOM-microcluster-basic'.E17]" office:value-type="float" office:value="77.48" calcext:value-type="float">
            <text:p>$77.48</text:p>
          </table:table-cell>
          <table:table-cell table:number-columns-repeated="5"/>
        </table:table-row>
        <table:table-row table:style-name="ro7">
          <table:table-cell table:style-name="ce28"/>
          <table:table-cell table:style-name="ce32"/>
          <table:table-cell table:number-columns-repeated="5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formula="of:=([.B5]+[.B6])*[.B4]" office:value-type="float" office:value="774.8" calcext:value-type="float">
            <text:p>$774.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tch Shipping (from mfr)</text:p>
          </table:table-cell>
          <table:table-cell office:value-type="float" office:value="15" calcext:value-type="float">
            <text:p>$15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7:.B8])" office:value-type="float" office:value="789.8" calcext:value-type="float">
            <text:p>$789.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78.98" calcext:value-type="float">
            <text:p>$78.9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4" office:value-type="float" office:value="0" calcext:value-type="float">
            <text:p>$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1039.8" calcext:value-type="float">
            <text:p>$1,039.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33.1542" calcext:value-type="float">
            <text:p>$33.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3]" office:value-type="float" office:value="72.786" calcext:value-type="float">
            <text:p>$72.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14:.B15];[.B13])" office:value-type="float" office:value="1145.7402" calcext:value-type="float">
            <text:p>$1,145.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/microcluster</text:p>
          </table:table-cell>
          <table:table-cell table:formula="of:=[.B16]/[.B4]" office:value-type="float" office:value="114.57402" calcext:value-type="float">
            <text:p>$114.57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35.59402" calcext:value-type="float">
            <text:p>$35.59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4" office:value-type="float" office:value="200" calcext:value-type="float">
            <text:p>$200.00</text:p>
          </table:table-cell>
          <table:table-cell/>
          <table:table-cell table:style-name="ce4"/>
          <table:table-cell office:value-type="string" calcext:value-type="string">
            <text:p>profit per</text:p>
          </table:table-cell>
          <table:table-cell table:number-columns-repeated="2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8">
          <table:table-cell office:value-type="string" calcext:value-type="string">
            <text:p>Min # units</text:p>
          </table:table-cell>
          <table:table-cell table:style-name="ce35" table:formula="of:=CEILING([.B9]/([.B19]-[.B18]))" office:value-type="float" office:value="5" calcext:value-type="float">
            <text:p>5</text:p>
          </table:table-cell>
          <table:table-cell table:number-columns-repeated="2"/>
          <table:table-cell table:formula="of:=([.B19]-[.B17])*[.E20]" office:value-type="float" office:value="85.42598" calcext:value-type="float">
            <text:p>85.42598</text:p>
          </table:table-cell>
          <table:table-cell table:formula="of:=([.B19]-[.B17])*[.F20]" office:value-type="float" office:value="854.2598" calcext:value-type="float">
            <text:p>854.2598</text:p>
          </table:table-cell>
          <table:table-cell table:formula="of:=([.B19]-[.B17])*[.G20]" office:value-type="float" office:value="8542.598" calcext:value-type="float">
            <text:p>8542.598</text:p>
          </table:table-cell>
        </table:table-row>
        <table:table-row table:style-name="ro1">
          <table:table-cell table:style-name="ce29"/>
          <table:table-cell table:style-name="ce30"/>
          <table:table-cell table:number-columns-repeated="5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1000" calcext:value-type="float">
            <text:p>$1,00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1150" calcext:value-type="float">
            <text:p>$1,150.00</text:p>
          </table:table-cell>
          <table:table-cell/>
          <table:table-cell office:value-type="string" calcext:value-type="string">
            <text:p>margin</text:p>
          </table:table-cell>
          <table:table-cell table:style-name="ce18" table:formula="of:=([.B19]-[.B17])/[.B19]" office:value-type="percentage" office:value="0.4271299" calcext:value-type="percentage">
            <text:p>42.71%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less sales tax</text:p>
          </table:table-cell>
          <table:table-cell table:style-name="ce18" table:formula="of:=[.E24]-0.07" office:value-type="percentage" office:value="0.3571299" calcext:value-type="percentage">
            <text:p>35.71%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18"/>
          <table:table-cell/>
        </table:table-row>
        <table:table-row table:style-name="ro5">
          <table:table-cell table:style-name="ce26" office:value-type="string" calcext:value-type="string" table:number-columns-spanned="2" table:number-rows-spanned="1">
            <text:p>microcluster full stack funding goal calculator</text:p>
          </table:table-cell>
          <table:covered-table-cell table:style-name="ce30"/>
          <table:table-cell table:number-columns-repeated="5"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5"/>
        </table:table-row>
        <table:table-row table:style-name="ro7">
          <table:table-cell table:style-name="ce28" office:value-type="string" calcext:value-type="string">
            <text:p>BOM</text:p>
          </table:table-cell>
          <table:table-cell table:style-name="ce32" table:formula="of:=['BOM-microcluster-basic'.E33]" office:value-type="float" office:value="135.84" calcext:value-type="float">
            <text:p>$135.84</text:p>
          </table:table-cell>
          <table:table-cell table:number-columns-repeated="5"/>
        </table:table-row>
        <table:table-row table:style-name="ro7">
          <table:table-cell table:style-name="ce28"/>
          <table:table-cell table:style-name="ce32"/>
          <table:table-cell table:number-columns-repeated="5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formula="of:=([.B30]+[.B31])*[.B29]" office:value-type="float" office:value="1358.4" calcext:value-type="float">
            <text:p>$1,358.4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tch Shipping (from mfr)</text:p>
          </table:table-cell>
          <table:table-cell office:value-type="float" office:value="15" calcext:value-type="float">
            <text:p>$15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32:.B33])" office:value-type="float" office:value="1373.4" calcext:value-type="float">
            <text:p>$1,373.4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34]/[.B29]" office:value-type="float" office:value="137.34" calcext:value-type="float">
            <text:p>$137.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4" office:value-type="float" office:value="0" calcext:value-type="float">
            <text:p>$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29]*([.B36]+[.B37])+[.B34]" office:value-type="float" office:value="1623.4" calcext:value-type="float">
            <text:p>$1,623.4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38]*0.029+[.B29]*0.3" office:value-type="float" office:value="50.0786" calcext:value-type="float">
            <text:p>$50.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38]" office:value-type="float" office:value="113.638" calcext:value-type="float">
            <text:p>$113.6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39:.B40];[.B38])" office:value-type="float" office:value="1787.1166" calcext:value-type="float">
            <text:p>$1,787.1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/microcluster</text:p>
          </table:table-cell>
          <table:table-cell table:formula="of:=[.B41]/[.B29]" office:value-type="float" office:value="178.71166" calcext:value-type="float">
            <text:p>$178.71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42]-[.B35]" office:value-type="float" office:value="41.37166" calcext:value-type="float">
            <text:p>$41.37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4" office:value-type="float" office:value="300" calcext:value-type="float">
            <text:p>$300.00</text:p>
          </table:table-cell>
          <table:table-cell/>
          <table:table-cell table:style-name="ce4"/>
          <table:table-cell office:value-type="string" calcext:value-type="string">
            <text:p>profit per</text:p>
          </table:table-cell>
          <table:table-cell table:number-columns-repeated="2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9">
          <table:table-cell office:value-type="string" calcext:value-type="string">
            <text:p>Min # units</text:p>
          </table:table-cell>
          <table:table-cell table:style-name="ce36" table:formula="of:=CEILING([.B34]/([.B44]-[.B43]))" office:value-type="float" office:value="6" calcext:value-type="float">
            <text:p>6</text:p>
          </table:table-cell>
          <table:table-cell table:number-columns-repeated="2"/>
          <table:table-cell table:formula="of:=([.B44]-[.B42])*[.E45]" office:value-type="float" office:value="121.28834" calcext:value-type="float">
            <text:p>121.28834</text:p>
          </table:table-cell>
          <table:table-cell table:formula="of:=([.B44]-[.B42])*[.F45]" office:value-type="float" office:value="1212.8834" calcext:value-type="float">
            <text:p>1212.8834</text:p>
          </table:table-cell>
          <table:table-cell table:formula="of:=([.B44]-[.B42])*[.G45]" office:value-type="float" office:value="12128.834" calcext:value-type="float">
            <text:p>12128.834</text:p>
          </table:table-cell>
        </table:table-row>
        <table:table-row table:style-name="ro1">
          <table:table-cell table:style-name="ce29"/>
          <table:table-cell table:style-name="ce30"/>
          <table:table-cell table:number-columns-repeated="5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46]*[.B44]" office:value-type="float" office:value="1800" calcext:value-type="float">
            <text:p>$1,80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48]+[.B48]*0.15" office:value-type="float" office:value="2070" calcext:value-type="float">
            <text:p>$2,070.00</text:p>
          </table:table-cell>
          <table:table-cell/>
          <table:table-cell office:value-type="string" calcext:value-type="string">
            <text:p>margin</text:p>
          </table:table-cell>
          <table:table-cell table:style-name="ce18" table:formula="of:=([.B44]-[.B42])/[.B44]" office:value-type="percentage" office:value="0.404294466666667" calcext:value-type="percentage">
            <text:p>40.43%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less sales tax</text:p>
          </table:table-cell>
          <table:table-cell table:style-name="ce18" table:formula="of:=[.E49]-0.07" office:value-type="percentage" office:value="0.334294466666667" calcext:value-type="percentage">
            <text:p>33.43%</text:p>
          </table:table-cell>
          <table:table-cell/>
        </table:table-row>
        <calcext:conditional-formats>
          <calcext:conditional-format calcext:target-range-address="'panel-kit-funding-calculator'.B21:'panel-kit-funding-calculator'.B21">
            <calcext:condition calcext:apply-style-name="ConditionalStyle_1" calcext:value="formula-is(LEN(TRIM([.B21]))&gt;0)" calcext:base-cell-address="'panel-kit-funding-calculator'.B21"/>
          </calcext:conditional-format>
          <calcext:conditional-format calcext:target-range-address="'panel-kit-funding-calculator'.B46:'panel-kit-funding-calculator'.B46">
            <calcext:condition calcext:apply-style-name="ConditionalStyle_1" calcext:value="formula-is(LEN(TRIM([.B46]))&gt;0)" calcext:base-cell-address="'panel-kit-funding-calculator'.B46"/>
          </calcext:conditional-format>
        </calcext:conditional-formats>
      </table:table>
      <table:table table:name="pp-funding-calculator" table:style-name="ta1">
        <table:table-column table:style-name="co17" table:default-cell-style-name="ce27"/>
        <table:table-column table:style-name="co2" table:default-cell-style-name="ce33"/>
        <table:table-row table:style-name="ro1">
          <table:table-cell table:style-name="Default" office:value-type="string" calcext:value-type="string">
            <text:p>Copyright 2018 by the Colorado Printing Project, ltd. CC-BY-SA 4.0</text:p>
          </table:table-cell>
          <table:table-cell table:style-name="ce30"/>
        </table:table-row>
        <table:table-row table:style-name="ro1">
          <table:table-cell table:style-name="Default"/>
          <table:table-cell table:style-name="ce30"/>
        </table:table-row>
        <table:table-row table:style-name="ro5">
          <table:table-cell table:style-name="ce26" office:value-type="string" calcext:value-type="string" table:number-columns-spanned="2" table:number-rows-spanned="1">
            <text:p>microcluster funding goal calculator</text:p>
          </table:table-cell>
          <table:covered-table-cell table:style-name="ce30"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</table:table-row>
        <table:table-row table:style-name="ro7">
          <table:table-cell table:style-name="ce28" office:value-type="string" calcext:value-type="string">
            <text:p>BOM</text:p>
          </table:table-cell>
          <table:table-cell table:style-name="ce32" table:formula="of:=['printed parts - mb'.D18]" office:value-type="float" office:value="70.3405482222222" calcext:value-type="float">
            <text:p>$70.34</text:p>
          </table:table-cell>
        </table:table-row>
        <table:table-row table:style-name="ro7">
          <table:table-cell table:style-name="ce28"/>
          <table:table-cell table:style-name="ce32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formula="of:=([.B5]+[.B6])*[.B4]" office:value-type="float" office:value="703.405482222222" calcext:value-type="float">
            <text:p>$703.41</text:p>
          </table:table-cell>
        </table:table-row>
        <table:table-row table:style-name="ro7">
          <table:table-cell office:value-type="string" calcext:value-type="string">
            <text:p>Batch Shipping (from mfr)</text:p>
          </table:table-cell>
          <table:table-cell office:value-type="float" office:value="0" calcext:value-type="float">
            <text:p>$0.00</text:p>
          </table:table-cell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7:.B8])" office:value-type="float" office:value="703.405482222222" calcext:value-type="float">
            <text:p>$703.41</text:p>
          </table:table-cell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70.3405482222222" calcext:value-type="float">
            <text:p>$70.34</text:p>
          </table:table-cell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4" office:value-type="float" office:value="5" calcext:value-type="float">
            <text:p>$5.00</text:p>
          </table:table-cell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1003.40548222222" calcext:value-type="float">
            <text:p>$1,003.41</text:p>
          </table:table-cell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32.0987589844444" calcext:value-type="float">
            <text:p>$32.10</text:p>
          </table:table-cell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3]" office:value-type="float" office:value="70.2383837555555" calcext:value-type="float">
            <text:p>$70.24</text:p>
          </table:table-cell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14:.B15];[.B13])" office:value-type="float" office:value="1105.74262496222" calcext:value-type="float">
            <text:p>$1,105.74</text:p>
          </table:table-cell>
        </table:table-row>
        <table:table-row table:style-name="ro7">
          <table:table-cell office:value-type="string" calcext:value-type="string">
            <text:p>Total COGS/printed part kit</text:p>
          </table:table-cell>
          <table:table-cell table:formula="of:=[.B16]/[.B4]" office:value-type="float" office:value="110.574262496222" calcext:value-type="float">
            <text:p>$110.57</text:p>
          </table:table-cell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40.233714274" calcext:value-type="float">
            <text:p>$40.23</text:p>
          </table:table-cell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4" office:value-type="float" office:value="150" calcext:value-type="float">
            <text:p>$150.00</text:p>
          </table:table-cell>
        </table:table-row>
        <table:table-row table:style-name="ro1">
          <table:table-cell table:style-name="ce29"/>
          <table:table-cell table:style-name="ce30"/>
        </table:table-row>
        <table:table-row table:style-name="ro9">
          <table:table-cell office:value-type="string" calcext:value-type="string">
            <text:p>Min # units</text:p>
          </table:table-cell>
          <table:table-cell table:style-name="ce37" table:formula="of:=CEILING([.B9]/([.B19]-[.B18]))" office:value-type="float" office:value="7" calcext:value-type="float">
            <text:p>7</text:p>
          </table:table-cell>
        </table:table-row>
        <table:table-row table:style-name="ro1">
          <table:table-cell table:style-name="ce29"/>
          <table:table-cell table:style-name="ce30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1050" calcext:value-type="float">
            <text:p>$1,050.00</text:p>
          </table:table-cell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1207.5" calcext:value-type="float">
            <text:p>$1,207.50</text:p>
          </table:table-cell>
        </table:table-row>
        <calcext:conditional-formats>
          <calcext:conditional-format calcext:target-range-address="'pp-funding-calculator'.B21:'pp-funding-calculator'.B21">
            <calcext:condition calcext:apply-style-name="ConditionalStyle_1" calcext:value="formula-is(LEN(TRIM([.B21]))&gt;0)" calcext:base-cell-address="'pp-funding-calculator'.B21"/>
          </calcext:conditional-format>
        </calcext:conditional-formats>
      </table:table>
      <table:table table:name="m2-bundle" table:style-name="ta1">
        <table:table-column table:style-name="co18" table:default-cell-style-name="ce27"/>
        <table:table-column table:style-name="co19" table:default-cell-style-name="ce33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8 by the Colorado Printing Project, ltd. CC-BY-SA 4.0</text:p>
          </table:table-cell>
          <table:table-cell table:style-name="ce30"/>
          <table:table-cell table:number-columns-repeated="5"/>
        </table:table-row>
        <table:table-row table:style-name="ro1">
          <table:table-cell table:style-name="Default"/>
          <table:table-cell table:style-name="ce30"/>
          <table:table-cell table:number-columns-repeated="5"/>
        </table:table-row>
        <table:table-row table:style-name="ro5">
          <table:table-cell table:style-name="ce26" office:value-type="string" calcext:value-type="string" table:number-columns-spanned="2" table:number-rows-spanned="1">
            <text:p>microcluster m2 funding goal calculator</text:p>
          </table:table-cell>
          <table:covered-table-cell table:style-name="ce30"/>
          <table:table-cell table:number-columns-repeated="5"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5"/>
        </table:table-row>
        <table:table-row table:style-name="ro7">
          <table:table-cell table:style-name="ce28" office:value-type="string" calcext:value-type="string">
            <text:p>BOM</text:p>
          </table:table-cell>
          <table:table-cell table:style-name="ce32" table:formula="of:=['BOM-microcluster-basic'.E17]+2*1500*0.85" office:value-type="float" office:value="2627.48" calcext:value-type="float">
            <text:p>$2,627.48</text:p>
          </table:table-cell>
          <table:table-cell table:number-columns-repeated="5"/>
        </table:table-row>
        <table:table-row table:style-name="ro7">
          <table:table-cell table:style-name="ce28" office:value-type="string" calcext:value-type="string">
            <text:p>Labor</text:p>
          </table:table-cell>
          <table:table-cell table:style-name="ce32" office:value-type="float" office:value="15" calcext:value-type="float">
            <text:p>$15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style-name="ce38" table:formula="of:=([.B5]+[.B6])*[.B4]" office:value-type="currency" office:currency="USD" office:value="13212.4" calcext:value-type="currency">
            <text:p>$13,212.4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tch Shipping (from mfr)</text:p>
          </table:table-cell>
          <table:table-cell table:formula="of:=10*[.B4]*0.1" office:value-type="float" office:value="5" calcext:value-type="float">
            <text:p>$5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7:.B8])" office:value-type="float" office:value="13217.4" calcext:value-type="float">
            <text:p>$13,217.4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2643.48" calcext:value-type="float">
            <text:p>$2,643.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4" office:value-type="float" office:value="0" calcext:value-type="float">
            <text:p>$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13342.4" calcext:value-type="float">
            <text:p>$13,342.4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388.4296" calcext:value-type="float">
            <text:p>$388.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3]" office:value-type="float" office:value="933.968" calcext:value-type="float">
            <text:p>$933.9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14:.B15];[.B13])" office:value-type="float" office:value="14664.7976" calcext:value-type="float">
            <text:p>$14,664.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/microcluster</text:p>
          </table:table-cell>
          <table:table-cell table:formula="of:=[.B16]/[.B4]" office:value-type="float" office:value="2932.95952" calcext:value-type="float">
            <text:p>$2,932.96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289.47952" calcext:value-type="float">
            <text:p>$289.48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4" office:value-type="float" office:value="3150" calcext:value-type="float">
            <text:p>$3,150.0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table:number-columns-repeated="3"/>
        </table:table-row>
        <table:table-row table:style-name="ro9">
          <table:table-cell office:value-type="string" calcext:value-type="string">
            <text:p>Min # units</text:p>
          </table:table-cell>
          <table:table-cell table:style-name="ce39" table:formula="of:=CEILING([.B9]/([.B19]-[.B18]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9"/>
          <table:table-cell table:style-name="ce30"/>
          <table:table-cell table:number-columns-repeated="5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15750" calcext:value-type="float">
            <text:p>$15,75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18112.5" calcext:value-type="float">
            <text:p>$18,112.50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style-name="ce4"/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calcext:conditional-formats>
          <calcext:conditional-format calcext:target-range-address="'m2-bundle'.B21:'m2-bundle'.B21">
            <calcext:condition calcext:apply-style-name="ConditionalStyle_1" calcext:value="formula-is(LEN(TRIM([.B21]))&gt;0)" calcext:base-cell-address="'m2-bundle'.B21"/>
          </calcext:conditional-format>
        </calcext:conditional-formats>
      </table:table>
      <table:table table:name="octopanel" table:style-name="ta1">
        <table:table-column table:style-name="co20" table:default-cell-style-name="ce27"/>
        <table:table-column table:style-name="co2" table:default-cell-style-name="ce33"/>
        <table:table-column table:style-name="co2" table:number-columns-repeated="5" table:default-cell-style-name="Default"/>
        <table:table-column table:style-name="co21" table:default-cell-style-name="ce4"/>
        <table:table-column table:style-name="co2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5"/>
          <table:table-cell table:style-name="Default"/>
          <table:table-cell/>
        </table:table-row>
        <table:table-row table:style-name="ro1">
          <table:table-cell table:style-name="Default"/>
          <table:table-cell table:style-name="ce30"/>
          <table:table-cell table:number-columns-repeated="2"/>
          <table:table-cell table:style-name="ce42" office:value-type="string" calcext:value-type="string" table:number-columns-spanned="5" table:number-rows-spanned="1">
            <text:p>BOM</text:p>
          </table:table-cell>
          <table:covered-table-cell table:number-columns-repeated="2"/>
          <table:covered-table-cell table:style-name="Default"/>
          <table:covered-table-cell/>
        </table:table-row>
        <table:table-row table:style-name="ro4">
          <table:table-cell table:style-name="ce26" office:value-type="string" calcext:value-type="string" table:number-columns-spanned="2" table:number-rows-spanned="1">
            <text:p>OctoPanel funding goal calculator</text:p>
          </table:table-cell>
          <table:covered-table-cell table:style-name="ce30"/>
          <table:table-cell table:number-columns-repeated="2"/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7"/>
        </table:table-row>
        <table:table-row table:style-name="ro7">
          <table:table-cell table:style-name="ce28" office:value-type="string" calcext:value-type="string">
            <text:p>BOM</text:p>
          </table:table-cell>
          <table:table-cell table:style-name="ce32" table:formula="of:=[.I14]" office:value-type="float" office:value="119.8" calcext:value-type="float">
            <text:p>$119.80</text:p>
          </table:table-cell>
          <table:table-cell table:number-columns-repeated="2"/>
          <table:table-cell office:value-type="string" calcext:value-type="string">
            <text:p>corrugated plastic pallet liner, 24x48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ignoutfitters.com/CorrugatedPlasticYardSignBlanks-36x24.aspx</text:p>
          </table:table-cell>
          <table:table-cell table:formula="of:=3.8" office:value-type="currency" office:currency="USD" office:value="3.8" calcext:value-type="currency">
            <text:p>$3.80</text:p>
          </table:table-cell>
          <table:table-cell table:style-name="ce4" table:formula="of:=[.H5]*[.F5]" office:value-type="currency" office:currency="USD" office:value="3.8" calcext:value-type="currency">
            <text:p>$3.80</text:p>
          </table:table-cell>
        </table:table-row>
        <table:table-row table:style-name="ro7">
          <table:table-cell table:style-name="ce28"/>
          <table:table-cell table:style-name="ce32"/>
          <table:table-cell table:number-columns-repeated="2"/>
          <table:table-cell office:value-type="string" calcext:value-type="string">
            <text:p><text:a xlink:href="https://www.amazon.com/CanaKit-Raspberry-Complete-Starter-Kit/dp/B0778CZ97B/ref=sr_1_10?s=pc&amp;ie=UTF8&amp;qid=1522770363&amp;sr=1-10&amp;keywords=raspberry+pi" xlink:type="simple">https://www.amazon.com/CanaKit-Raspberry-Complete-Starter-Kit/dp/B0778CZ97B/ref=sr_1_10?s=pc&amp;ie=UTF8&amp;qid=1522770363&amp;sr=1-10&amp;keywords=raspberry+pi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CanaKit-Raspberry-Complete-Starter-Kit/dp/B0778CZ97B/ref=sr_1_10?s=pc&amp;ie=UTF8&amp;qid=1522770363&amp;sr=1-10&amp;keywords=raspberry+pi</text:p>
          </table:table-cell>
          <table:table-cell office:value-type="currency" office:currency="USD" office:value="70" calcext:value-type="currency">
            <text:p>$70.00</text:p>
          </table:table-cell>
          <table:table-cell table:style-name="ce4" table:formula="of:=[.H6]*[.F6]" office:value-type="currency" office:currency="USD" office:value="70" calcext:value-type="currency">
            <text:p>$70.00</text:p>
          </table:table-cell>
        </table:table-row>
        <table:table-row table:style-name="ro7">
          <table:table-cell office:value-type="string" calcext:value-type="string">
            <text:p>Batch Cost (inc labor)</text:p>
          </table:table-cell>
          <table:table-cell table:style-name="ce38" table:formula="of:=([.B5]+[.B6])*[.B4]" office:value-type="currency" office:currency="USD" office:value="599" calcext:value-type="currency">
            <text:p>$599.00</text:p>
          </table:table-cell>
          <table:table-cell table:number-columns-repeated="2"/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office:value-type="currency" office:currency="USD" office:value="7" calcext:value-type="currency">
            <text:p>$7.00</text:p>
          </table:table-cell>
          <table:table-cell table:style-name="ce4" table:formula="of:=[.H7]*[.F7]" office:value-type="currency" office:currency="USD" office:value="7" calcext:value-type="currency">
            <text:p>$7.00</text:p>
          </table:table-cell>
        </table:table-row>
        <table:table-row table:style-name="ro7">
          <table:table-cell office:value-type="string" calcext:value-type="string">
            <text:p>Batch Shipping (from mfr)</text:p>
          </table:table-cell>
          <table:table-cell table:formula="of:=10*[.B4]*0.1" office:value-type="float" office:value="5" calcext:value-type="float">
            <text:p>$5.00</text:p>
          </table:table-cell>
          <table:table-cell table:number-columns-repeated="2"/>
          <table:table-cell office:value-type="string" calcext:value-type="string">
            <text:p>Stic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ckergiant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4" table:formula="of:=[.H8]*[.F8]" office:value-type="currency" office:currency="USD" office:value="4" calcext:value-type="currency">
            <text:p>$4.00</text:p>
          </table:table-cell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7:.B8])" office:value-type="float" office:value="604" calcext:value-type="float">
            <text:p>$604.00</text:p>
          </table:table-cell>
          <table:table-cell table:number-columns-repeated="2"/>
          <table:table-cell office:value-type="string" calcext:value-type="string">
            <text:p>$10 to g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eo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H9]*[.F9]" office:value-type="currency" office:currency="USD" office:value="10" calcext:value-type="currency">
            <text:p>$10.00</text:p>
          </table:table-cell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120.8" calcext:value-type="float">
            <text:p>$120.80</text:p>
          </table:table-cell>
          <table:table-cell table:number-columns-repeated="2"/>
          <table:table-cell office:value-type="string" calcext:value-type="string">
            <text:p>webc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Logitech-960-000694-Widescreen-designed-Recording/dp/B004FHO5Y6/ref=sr_1_6?ie=UTF8&amp;qid=1522770262&amp;sr=8-6&amp;keywords=logitech+webcam</text:p>
          </table:table-cell>
          <table:table-cell office:value-type="currency" office:currency="USD" office:value="25" calcext:value-type="currency">
            <text:p>$25.00</text:p>
          </table:table-cell>
          <table:table-cell table:style-name="ce4" table:formula="of:=[.H10]*[.F10]" office:value-type="currency" office:currency="USD" office:value="25" calcext:value-type="currency">
            <text:p>$25.00</text:p>
          </table:table-cell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4" office:value-type="float" office:value="0" calcext:value-type="float">
            <text:p>$0.00</text:p>
          </table:table-cell>
          <table:table-cell table:number-columns-repeated="6"/>
          <table:table-cell table:style-name="ce4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6"/>
          <table:table-cell table:style-name="ce4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729" calcext:value-type="float">
            <text:p>$729.00</text:p>
          </table:table-cell>
          <table:table-cell table:number-columns-repeated="6"/>
          <table:table-cell table:style-name="ce4"/>
        </table:table-row>
        <table:table-row table:style-name="ro3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22.641" calcext:value-type="float">
            <text:p>$22.64</text:p>
          </table:table-cell>
          <table:table-cell table:number-columns-repeated="5"/>
          <table:table-cell table:style-name="ce5" office:value-type="string" calcext:value-type="string">
            <text:p>Single qty BOM cost</text:p>
          </table:table-cell>
          <table:table-cell table:style-name="ce4" table:formula="of:=SUM([.I5:.I12])" office:value-type="currency" office:currency="USD" office:value="119.8" calcext:value-type="currency">
            <text:p>$119.80</text:p>
          </table:table-cell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3]" office:value-type="float" office:value="51.03" calcext:value-type="float">
            <text:p>$51.0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otal COGS </text:p>
          </table:table-cell>
          <table:table-cell table:formula="of:=SUM([.B14:.B15];[.B13])" office:value-type="float" office:value="802.671" calcext:value-type="float">
            <text:p>$802.67</text:p>
          </table:table-cell>
          <table:table-cell table:number-columns-repeated="2"/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I14]+[lightpanel.H17]*0" office:value-type="currency" office:currency="USD" office:value="119.8" calcext:value-type="currency">
            <text:p>$119.80</text:p>
          </table:table-cell>
        </table:table-row>
        <table:table-row table:style-name="ro7">
          <table:table-cell office:value-type="string" calcext:value-type="string">
            <text:p>Total COGS/octopanel</text:p>
          </table:table-cell>
          <table:table-cell table:formula="of:=[.B16]/[.B4]" office:value-type="float" office:value="160.5342" calcext:value-type="float">
            <text:p>$160.53</text:p>
          </table:table-cell>
          <table:table-cell/>
          <table:table-cell table:style-name="ce4"/>
          <table:table-cell table:number-columns-repeated="3"/>
          <table:table-cell table:style-name="Default"/>
          <table:table-cell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39.7342" calcext:value-type="float">
            <text:p>$39.73</text:p>
          </table:table-cell>
          <table:table-cell/>
          <table:table-cell table:style-name="ce4"/>
          <table:table-cell table:number-columns-repeated="3"/>
          <table:table-cell table:style-name="Default"/>
          <table:table-cell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4" office:value-type="float" office:value="200" calcext:value-type="float">
            <text:p>$200.00</text:p>
          </table:table-cell>
          <table:table-cell/>
          <table:table-cell table:style-name="ce4"/>
          <table:table-cell table:number-columns-repeated="3"/>
          <table:table-cell table:style-name="Default"/>
          <table:table-cell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table:number-columns-repeated="3"/>
          <table:table-cell table:style-name="Default"/>
          <table:table-cell/>
        </table:table-row>
        <table:table-row table:style-name="ro8">
          <table:table-cell office:value-type="string" calcext:value-type="string">
            <text:p>Min # units</text:p>
          </table:table-cell>
          <table:table-cell table:style-name="ce40" table:formula="of:=CEILING([.B9]/([.B19]-[.B18]))" office:value-type="float" office:value="4" calcext:value-type="float">
            <text:p>4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style-name="ce29"/>
          <table:table-cell table:style-name="ce30"/>
          <table:table-cell table:number-columns-repeated="5"/>
          <table:table-cell table:style-name="Default"/>
          <table:table-cell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800" calcext:value-type="float">
            <text:p>$800.00</text:p>
          </table:table-cell>
          <table:table-cell table:number-columns-repeated="5"/>
          <table:table-cell table:style-name="Default"/>
          <table:table-cell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920" calcext:value-type="float">
            <text:p>$920.00</text:p>
          </table:table-cell>
          <table:table-cell table:number-columns-repeated="5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5">
          <table:table-cell table:style-name="ce26" office:value-type="string" calcext:value-type="string" table:number-columns-spanned="2" table:number-rows-spanned="1">
            <text:p>OctoPanel extra brain cost calculator</text:p>
          </table:table-cell>
          <table:covered-table-cell table:style-name="ce30"/>
          <table:table-cell table:number-columns-repeated="2"/>
          <table:table-cell table:style-name="ce42" office:value-type="string" calcext:value-type="string" table:number-columns-spanned="5" table:number-rows-spanned="1">
            <text:p>BOM</text:p>
          </table:table-cell>
          <table:covered-table-cell table:number-columns-repeated="2"/>
          <table:covered-table-cell table:style-name="Default"/>
          <table:covered-table-cell/>
        </table:table-row>
        <table:table-row table:style-name="ro4">
          <table:table-cell office:value-type="string" calcext:value-type="string">
            <text:p>Batch Qty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12"/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</table:table-row>
        <table:table-row table:style-name="ro7">
          <table:table-cell table:style-name="ce28" office:value-type="string" calcext:value-type="string">
            <text:p>BOM</text:p>
          </table:table-cell>
          <table:table-cell table:style-name="ce32" table:formula="of:=[.I39]" office:value-type="float" office:value="112" calcext:value-type="float">
            <text:p>$112.00</text:p>
          </table:table-cell>
          <table:table-cell table:number-columns-repeated="7"/>
        </table:table-row>
        <table:table-row table:style-name="ro7">
          <table:table-cell table:style-name="ce28"/>
          <table:table-cell table:style-name="ce32"/>
          <table:table-cell table:number-columns-repeated="6"/>
          <table:table-cell table:style-name="ce4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style-name="ce38" table:formula="of:=([.B29]+[.B30])*[.B28]" office:value-type="currency" office:currency="USD" office:value="560" calcext:value-type="currency">
            <text:p>$560.00</text:p>
          </table:table-cell>
          <table:table-cell table:number-columns-repeated="2"/>
          <table:table-cell office:value-type="string" calcext:value-type="string">
            <text:p>rpi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CanaKit-Raspberry-Complete-Starter-Kit/dp/B0778CZ97B/ref=sr_1_10?s=pc&amp;ie=UTF8&amp;qid=1522770363&amp;sr=1-10&amp;keywords=raspberry+pi</text:p>
          </table:table-cell>
          <table:table-cell office:value-type="currency" office:currency="USD" office:value="70" calcext:value-type="currency">
            <text:p>$70.00</text:p>
          </table:table-cell>
          <table:table-cell table:style-name="ce4" table:formula="of:=[.H31]*[.F31]" office:value-type="currency" office:currency="USD" office:value="70" calcext:value-type="currency">
            <text:p>$70.00</text:p>
          </table:table-cell>
        </table:table-row>
        <table:table-row table:style-name="ro7">
          <table:table-cell office:value-type="string" calcext:value-type="string">
            <text:p>Batch Shipping (from mfr)</text:p>
          </table:table-cell>
          <table:table-cell table:formula="of:=10*[.B28]*0.1" office:value-type="float" office:value="5" calcext:value-type="float">
            <text:p>$5.00</text:p>
          </table:table-cell>
          <table:table-cell table:number-columns-repeated="2"/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office:value-type="currency" office:currency="USD" office:value="3" calcext:value-type="currency">
            <text:p>$3.00</text:p>
          </table:table-cell>
          <table:table-cell table:style-name="ce4" table:formula="of:=[.H32]*[.F32]" office:value-type="currency" office:currency="USD" office:value="3" calcext:value-type="currency">
            <text:p>$3.00</text:p>
          </table:table-cell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31:.B32])" office:value-type="float" office:value="565" calcext:value-type="float">
            <text:p>$565.00</text:p>
          </table:table-cell>
          <table:table-cell table:number-columns-repeated="2"/>
          <table:table-cell office:value-type="string" calcext:value-type="string">
            <text:p>Stic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ckergiant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4" table:formula="of:=[.H33]*[.F33]" office:value-type="currency" office:currency="USD" office:value="4" calcext:value-type="currency">
            <text:p>$4.00</text:p>
          </table:table-cell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33]/[.B28]" office:value-type="float" office:value="113" calcext:value-type="float">
            <text:p>$113.00</text:p>
          </table:table-cell>
          <table:table-cell table:number-columns-repeated="2"/>
          <table:table-cell office:value-type="string" calcext:value-type="string">
            <text:p>$10 to g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eo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H34]*[.F34]" office:value-type="currency" office:currency="USD" office:value="10" calcext:value-type="currency">
            <text:p>$10.00</text:p>
          </table:table-cell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4" office:value-type="float" office:value="0" calcext:value-type="float">
            <text:p>$0.00</text:p>
          </table:table-cell>
          <table:table-cell table:number-columns-repeated="2"/>
          <table:table-cell office:value-type="string" calcext:value-type="string">
            <text:p>webc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Logitech-960-000694-Widescreen-designed-Recording/dp/B004FHO5Y6/ref=sr_1_6?ie=UTF8&amp;qid=1522770262&amp;sr=8-6&amp;keywords=logitech+webcam</text:p>
          </table:table-cell>
          <table:table-cell office:value-type="currency" office:currency="USD" office:value="25" calcext:value-type="currency">
            <text:p>$25.00</text:p>
          </table:table-cell>
          <table:table-cell table:style-name="ce4" table:formula="of:=[.H35]*[.F35]" office:value-type="currency" office:currency="USD" office:value="25" calcext:value-type="currency">
            <text:p>$25.00</text:p>
          </table:table-cell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4" office:value-type="float" office:value="10" calcext:value-type="float">
            <text:p>$10.00</text:p>
          </table:table-cell>
          <table:table-cell table:number-columns-repeated="6"/>
          <table:table-cell table:style-name="ce4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28]*([.B35]+[.B36])+[.B33]" office:value-type="float" office:value="615" calcext:value-type="float">
            <text:p>$615.00</text:p>
          </table:table-cell>
          <table:table-cell table:number-columns-repeated="6"/>
          <table:table-cell table:style-name="ce4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37]*0.029+[.B28]*0.3" office:value-type="float" office:value="19.335" calcext:value-type="float">
            <text:p>$19.34</text:p>
          </table:table-cell>
          <table:table-cell table:number-columns-repeated="6"/>
          <table:table-cell table:style-name="ce4"/>
        </table:table-row>
        <table:table-row table:style-name="ro4">
          <table:table-cell office:value-type="string" calcext:value-type="string">
            <text:p>CrowdSupply fee (7%)</text:p>
          </table:table-cell>
          <table:table-cell table:formula="of:=0.07*[.B37]" office:value-type="float" office:value="43.05" calcext:value-type="float">
            <text:p>$43.05</text:p>
          </table:table-cell>
          <table:table-cell table:number-columns-repeated="5"/>
          <table:table-cell table:style-name="ce5" office:value-type="string" calcext:value-type="string">
            <text:p>Single qty BOM cost</text:p>
          </table:table-cell>
          <table:table-cell table:style-name="ce4" table:formula="of:=SUM([.I30:.I37])" office:value-type="currency" office:currency="USD" office:value="112" calcext:value-type="currency">
            <text:p>$112.00</text:p>
          </table:table-cell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38:.B39];[.B37])" office:value-type="float" office:value="677.385" calcext:value-type="float">
            <text:p>$677.39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Total COGS/octopanel</text:p>
          </table:table-cell>
          <table:table-cell table:formula="of:=[.B40]/[.B28]" office:value-type="float" office:value="135.477" calcext:value-type="float">
            <text:p>$135.48</text:p>
          </table:table-cell>
          <table:table-cell table:number-columns-repeated="2"/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I39]+[lightpanel.H42]*0" office:value-type="currency" office:currency="USD" office:value="112" calcext:value-type="currency">
            <text:p>$112.00</text:p>
          </table:table-cell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41]-[.B34]" office:value-type="float" office:value="22.477" calcext:value-type="float">
            <text:p>$22.48</text:p>
          </table:table-cell>
          <table:table-cell table:number-columns-repeated="5"/>
          <table:table-cell table:style-name="Default"/>
          <table:table-cell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4" office:value-type="float" office:value="150" calcext:value-type="float">
            <text:p>$150.00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style-name="ce29"/>
          <table:table-cell table:style-name="ce30"/>
          <table:table-cell table:number-columns-repeated="5"/>
          <table:table-cell table:style-name="Default"/>
          <table:table-cell/>
        </table:table-row>
        <table:table-row table:style-name="ro9">
          <table:table-cell office:value-type="string" calcext:value-type="string">
            <text:p>Min # units</text:p>
          </table:table-cell>
          <table:table-cell table:style-name="ce41" table:formula="of:=CEILING([.B33]/([.B43]-[.B42]))"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style-name="ce29"/>
          <table:table-cell table:style-name="ce30"/>
          <table:table-cell table:number-columns-repeated="5"/>
          <table:table-cell table:style-name="Default"/>
          <table:table-cell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45]*[.B43]" office:value-type="float" office:value="750" calcext:value-type="float">
            <text:p>$750.00</text:p>
          </table:table-cell>
          <table:table-cell table:number-columns-repeated="5"/>
          <table:table-cell table:style-name="Default"/>
          <table:table-cell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47]+[.B47]*0.15" office:value-type="float" office:value="862.5" calcext:value-type="float">
            <text:p>$862.50</text:p>
          </table:table-cell>
          <table:table-cell table:number-columns-repeated="5"/>
          <table:table-cell table:style-name="Default"/>
          <table:table-cell/>
        </table:table-row>
        <calcext:conditional-formats>
          <calcext:conditional-format calcext:target-range-address="octopanel.B21:octopanel.B21">
            <calcext:condition calcext:apply-style-name="ConditionalStyle_1" calcext:value="formula-is(LEN(TRIM([.B21]))&gt;0)" calcext:base-cell-address="octopanel.B21"/>
          </calcext:conditional-format>
          <calcext:conditional-format calcext:target-range-address="octopanel.B45:octopanel.B45">
            <calcext:condition calcext:apply-style-name="ConditionalStyle_1" calcext:value="formula-is(LEN(TRIM([.B45]))&gt;0)" calcext:base-cell-address="octopanel.B45"/>
          </calcext:conditional-format>
        </calcext:conditional-formats>
      </table:table>
      <table:table table:name="lightpanel" table:style-name="ta1">
        <table:table-column table:style-name="co22" table:default-cell-style-name="ce27"/>
        <table:table-column table:style-name="co2" table:default-cell-style-name="ce33"/>
        <table:table-column table:style-name="co2" table:number-columns-repeated="7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7"/>
        </table:table-row>
        <table:table-row table:style-name="ro1">
          <table:table-cell table:style-name="Default"/>
          <table:table-cell table:style-name="ce30"/>
          <table:table-cell table:number-columns-repeated="2"/>
          <table:table-cell table:style-name="ce42" office:value-type="string" calcext:value-type="string" table:number-columns-spanned="5" table:number-rows-spanned="1">
            <text:p>BOM</text:p>
          </table:table-cell>
          <table:covered-table-cell table:number-columns-repeated="4"/>
        </table:table-row>
        <table:table-row table:style-name="ro4">
          <table:table-cell table:style-name="ce26" office:value-type="string" calcext:value-type="string" table:number-columns-spanned="2" table:number-rows-spanned="1">
            <text:p>OctoPanel funding goal calculator</text:p>
          </table:table-cell>
          <table:covered-table-cell table:style-name="ce30"/>
          <table:table-cell table:number-columns-repeated="2"/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5"/>
          <table:table-cell table:style-name="ce4"/>
          <table:table-cell/>
        </table:table-row>
        <table:table-row table:style-name="ro7">
          <table:table-cell table:style-name="ce28" office:value-type="string" calcext:value-type="string">
            <text:p>BOM</text:p>
          </table:table-cell>
          <table:table-cell table:style-name="ce32" table:formula="of:=[.I14]" office:value-type="float" office:value="30.8" calcext:value-type="float">
            <text:p>$30.80</text:p>
          </table:table-cell>
          <table:table-cell table:number-columns-repeated="2"/>
          <table:table-cell office:value-type="string" calcext:value-type="string">
            <text:p>corrugated plastic pallet liner, 24x48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ignoutfitters.com/CorrugatedPlasticYardSignBlanks-36x24.aspx</text:p>
          </table:table-cell>
          <table:table-cell table:style-name="ce4" table:formula="of:=3.8" office:value-type="currency" office:currency="USD" office:value="3.8" calcext:value-type="currency">
            <text:p>$3.80</text:p>
          </table:table-cell>
          <table:table-cell table:style-name="ce4" table:formula="of:=[.H5]*[.F5]" office:value-type="currency" office:currency="USD" office:value="3.8" calcext:value-type="currency">
            <text:p>$3.80</text:p>
          </table:table-cell>
        </table:table-row>
        <table:table-row table:style-name="ro7">
          <table:table-cell table:style-name="ce28"/>
          <table:table-cell table:style-name="ce32"/>
          <table:table-cell table:number-columns-repeated="2"/>
          <table:table-cell office:value-type="string" calcext:value-type="string">
            <text:p>LED S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AMIR-Backlight-Lighting-Waterproof-controller/dp/B073NXF8B7/ref=sr_1_cc_1?s=aps&amp;ie=UTF8&amp;qid=1522789959&amp;sr=1-1-catcorr&amp;keywords=LED+strip+AMIR</text:p>
          </table:table-cell>
          <table:table-cell table:style-name="ce4" office:value-type="currency" office:currency="USD" office:value="10" calcext:value-type="currency">
            <text:p>$10.00</text:p>
          </table:table-cell>
          <table:table-cell table:style-name="ce4" table:formula="of:=[.H6]*[.F6]" office:value-type="currency" office:currency="USD" office:value="10" calcext:value-type="currency">
            <text:p>$10.00</text:p>
          </table:table-cell>
        </table:table-row>
        <table:table-row table:style-name="ro7">
          <table:table-cell office:value-type="string" calcext:value-type="string">
            <text:p>Batch Cost (inc labor)</text:p>
          </table:table-cell>
          <table:table-cell table:style-name="ce38" table:formula="of:=([.B5]+[.B6])*[.B4]" office:value-type="currency" office:currency="USD" office:value="308" calcext:value-type="currency">
            <text:p>$308.00</text:p>
          </table:table-cell>
          <table:table-cell table:number-columns-repeated="2"/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table:style-name="ce4" office:value-type="currency" office:currency="USD" office:value="7" calcext:value-type="currency">
            <text:p>$7.00</text:p>
          </table:table-cell>
          <table:table-cell table:style-name="ce4" table:formula="of:=[.H7]*[.F7]" office:value-type="currency" office:currency="USD" office:value="7" calcext:value-type="currency">
            <text:p>$7.00</text:p>
          </table:table-cell>
        </table:table-row>
        <table:table-row table:style-name="ro7">
          <table:table-cell office:value-type="string" calcext:value-type="string">
            <text:p>Batch Shipping (from mfr)</text:p>
          </table:table-cell>
          <table:table-cell office:value-type="float" office:value="0" calcext:value-type="float">
            <text:p>$0.00</text:p>
          </table:table-cell>
          <table:table-cell table:number-columns-repeated="2"/>
          <table:table-cell office:value-type="string" calcext:value-type="string">
            <text:p>Stic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ckergiant</text:p>
          </table:table-cell>
          <table:table-cell table:style-name="ce4" office:value-type="currency" office:currency="USD" office:value="2" calcext:value-type="currency">
            <text:p>$2.00</text:p>
          </table:table-cell>
          <table:table-cell table:style-name="ce4" table:formula="of:=[.H8]*[.F8]" office:value-type="currency" office:currency="USD" office:value="4" calcext:value-type="currency">
            <text:p>$4.00</text:p>
          </table:table-cell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7:.B8])" office:value-type="float" office:value="308" calcext:value-type="float">
            <text:p>$308.00</text:p>
          </table:table-cell>
          <table:table-cell table:number-columns-repeated="2"/>
          <table:table-cell office:value-type="string" calcext:value-type="string">
            <text:p>Printed parts and faste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rintpro</text:p>
          </table:table-cell>
          <table:table-cell table:style-name="ce4" office:value-type="currency" office:currency="USD" office:value="6" calcext:value-type="currency">
            <text:p>$6.00</text:p>
          </table:table-cell>
          <table:table-cell table:style-name="ce4" table:formula="of:=[.H9]*[.F9]" office:value-type="currency" office:currency="USD" office:value="6" calcext:value-type="currency">
            <text:p>$6.00</text:p>
          </table:table-cell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30.8" calcext:value-type="float">
            <text:p>$30.80</text:p>
          </table:table-cell>
          <table:table-cell table:number-columns-repeated="5"/>
          <table:table-cell table:style-name="ce4" table:number-columns-repeated="2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4" office:value-type="float" office:value="0" calcext:value-type="float">
            <text:p>$0.00</text:p>
          </table:table-cell>
          <table:table-cell table:number-columns-repeated="5"/>
          <table:table-cell table:style-name="ce4" table:number-columns-repeated="2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5"/>
          <table:table-cell table:style-name="ce4" table:number-columns-repeated="2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558" calcext:value-type="float">
            <text:p>$558.00</text:p>
          </table:table-cell>
          <table:table-cell table:number-columns-repeated="5"/>
          <table:table-cell table:style-name="ce4" table:number-columns-repeated="2"/>
        </table:table-row>
        <table:table-row table:style-name="ro4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19.182" calcext:value-type="float">
            <text:p>$19.18</text:p>
          </table:table-cell>
          <table:table-cell table:number-columns-repeated="5"/>
          <table:table-cell table:style-name="ce5" office:value-type="string" calcext:value-type="string">
            <text:p>Single qty BOM cost</text:p>
          </table:table-cell>
          <table:table-cell table:style-name="ce4" table:formula="of:=SUM([.I5:.I12])" office:value-type="currency" office:currency="USD" office:value="30.8" calcext:value-type="currency">
            <text:p>$30.80</text:p>
          </table:table-cell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3]" office:value-type="float" office:value="39.06" calcext:value-type="float">
            <text:p>$39.06</text:p>
          </table:table-cell>
          <table:table-cell table:number-columns-repeated="5"/>
          <table:table-cell table:style-name="ce4"/>
          <table:table-cell/>
        </table:table-row>
        <table:table-row table:style-name="ro10">
          <table:table-cell office:value-type="string" calcext:value-type="string">
            <text:p>Total COGS </text:p>
          </table:table-cell>
          <table:table-cell table:formula="of:=SUM([.B14:.B15];[.B13])" office:value-type="float" office:value="616.242" calcext:value-type="float">
            <text:p>$616.24</text:p>
          </table:table-cell>
          <table:table-cell table:number-columns-repeated="2"/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I14]+['2T2m-bundle'.H17]*0" office:value-type="currency" office:currency="USD" office:value="30.8" calcext:value-type="currency">
            <text:p>$30.80</text:p>
          </table:table-cell>
        </table:table-row>
        <table:table-row table:style-name="ro7">
          <table:table-cell office:value-type="string" calcext:value-type="string">
            <text:p>Total COGS/lightpanel</text:p>
          </table:table-cell>
          <table:table-cell table:formula="of:=[.B16]/[.B4]" office:value-type="float" office:value="61.6242" calcext:value-type="float">
            <text:p>$61.62</text:p>
          </table:table-cell>
          <table:table-cell/>
          <table:table-cell table:style-name="ce4"/>
          <table:table-cell table:number-columns-repeated="5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30.8242" calcext:value-type="float">
            <text:p>$30.82</text:p>
          </table:table-cell>
          <table:table-cell/>
          <table:table-cell table:style-name="ce4"/>
          <table:table-cell table:number-columns-repeated="5"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4" office:value-type="float" office:value="100" calcext:value-type="float">
            <text:p>$100.00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table:number-columns-repeated="5"/>
        </table:table-row>
        <table:table-row table:style-name="ro9">
          <table:table-cell office:value-type="string" calcext:value-type="string">
            <text:p>Min # units</text:p>
          </table:table-cell>
          <table:table-cell table:style-name="ce43" table:formula="of:=CEILING([.B9]/([.B19]-[.B18])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29"/>
          <table:table-cell table:style-name="ce30"/>
          <table:table-cell table:number-columns-repeated="7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500" calcext:value-type="float">
            <text:p>$500.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575" calcext:value-type="float">
            <text:p>$575.00</text:p>
          </table:table-cell>
          <table:table-cell table:number-columns-repeated="7"/>
        </table:table-row>
        <table:table-row table:style-name="ro1" table:number-rows-repeated="3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style-name="ce4"/>
          <table:table-cell table:number-columns-repeated="4"/>
        </table:table-row>
        <calcext:conditional-formats>
          <calcext:conditional-format calcext:target-range-address="lightpanel.B21:lightpanel.B21">
            <calcext:condition calcext:apply-style-name="ConditionalStyle_1" calcext:value="formula-is(LEN(TRIM([.B21]))&gt;0)" calcext:base-cell-address="lightpanel.B21"/>
          </calcext:conditional-format>
        </calcext:conditional-formats>
      </table:table>
      <table:table table:name="2T2m-bundle" table:style-name="ta1">
        <table:table-column table:style-name="co23" table:default-cell-style-name="ce27"/>
        <table:table-column table:style-name="co7" table:default-cell-style-name="ce33"/>
        <table:table-row table:style-name="ro1">
          <table:table-cell table:style-name="Default" office:value-type="string" calcext:value-type="string">
            <text:p>Copyright 2018 by the Colorado Printing Project, ltd. CC-BY-SA 4.0</text:p>
          </table:table-cell>
          <table:table-cell table:style-name="ce30"/>
        </table:table-row>
        <table:table-row table:style-name="ro1">
          <table:table-cell table:style-name="Default"/>
          <table:table-cell table:style-name="ce30"/>
        </table:table-row>
        <table:table-row table:style-name="ro5">
          <table:table-cell table:style-name="ce26" office:value-type="string" calcext:value-type="string" table:number-columns-spanned="2" table:number-rows-spanned="1">
            <text:p>microcluster t2m2 funding goal calculator</text:p>
          </table:table-cell>
          <table:covered-table-cell table:style-name="ce30"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7">
          <table:table-cell table:style-name="ce28" office:value-type="string" calcext:value-type="string">
            <text:p>BOM</text:p>
          </table:table-cell>
          <table:table-cell table:style-name="ce32" table:formula="of:=['panel-kit-funding-calculator'.B5]*2+2*(2500+1500)*0.85" office:value-type="float" office:value="6954.96" calcext:value-type="float">
            <text:p>$6,954.96</text:p>
          </table:table-cell>
        </table:table-row>
        <table:table-row table:style-name="ro7">
          <table:table-cell table:style-name="ce28" office:value-type="string" calcext:value-type="string">
            <text:p>Labor</text:p>
          </table:table-cell>
          <table:table-cell table:style-name="ce32" office:value-type="float" office:value="15" calcext:value-type="float">
            <text:p>$15.00</text:p>
          </table:table-cell>
        </table:table-row>
        <table:table-row table:style-name="ro7">
          <table:table-cell office:value-type="string" calcext:value-type="string">
            <text:p>Batch Cost (inc labor)</text:p>
          </table:table-cell>
          <table:table-cell table:style-name="ce38" table:formula="of:=([.B5]+[.B6])*[.B4]" office:value-type="currency" office:currency="USD" office:value="6969.96" calcext:value-type="currency">
            <text:p>$6,969.96</text:p>
          </table:table-cell>
        </table:table-row>
        <table:table-row table:style-name="ro7">
          <table:table-cell office:value-type="string" calcext:value-type="string">
            <text:p>Batch Shipping (from mfr)</text:p>
          </table:table-cell>
          <table:table-cell table:formula="of:=10*[.B4]*0.1" office:value-type="float" office:value="1" calcext:value-type="float">
            <text:p>$1.00</text:p>
          </table:table-cell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7:.B8])" office:value-type="float" office:value="6970.96" calcext:value-type="float">
            <text:p>$6,970.96</text:p>
          </table:table-cell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6970.96" calcext:value-type="float">
            <text:p>$6,970.96</text:p>
          </table:table-cell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4" office:value-type="float" office:value="0" calcext:value-type="float">
            <text:p>$0.00</text:p>
          </table:table-cell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4" office:value-type="float" office:value="50" calcext:value-type="float">
            <text:p>$50.00</text:p>
          </table:table-cell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7020.96" calcext:value-type="float">
            <text:p>$7,020.96</text:p>
          </table:table-cell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203.90784" calcext:value-type="float">
            <text:p>$203.91</text:p>
          </table:table-cell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3]" office:value-type="float" office:value="491.4672" calcext:value-type="float">
            <text:p>$491.47</text:p>
          </table:table-cell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14:.B15];[.B13])" office:value-type="float" office:value="7716.33504" calcext:value-type="float">
            <text:p>$7,716.34</text:p>
          </table:table-cell>
        </table:table-row>
        <table:table-row table:style-name="ro7">
          <table:table-cell office:value-type="string" calcext:value-type="string">
            <text:p>Total COGS/microcluster</text:p>
          </table:table-cell>
          <table:table-cell table:formula="of:=[.B16]/[.B4]" office:value-type="float" office:value="7716.33504" calcext:value-type="float">
            <text:p>$7,716.34</text:p>
          </table:table-cell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745.37504" calcext:value-type="float">
            <text:p>$745.38</text:p>
          </table:table-cell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4" office:value-type="float" office:value="8200" calcext:value-type="float">
            <text:p>$8,200.00</text:p>
          </table:table-cell>
        </table:table-row>
        <table:table-row table:style-name="ro1">
          <table:table-cell table:style-name="ce29"/>
          <table:table-cell table:style-name="ce30"/>
        </table:table-row>
        <table:table-row table:style-name="ro9">
          <table:table-cell office:value-type="string" calcext:value-type="string">
            <text:p>Min # units</text:p>
          </table:table-cell>
          <table:table-cell table:style-name="ce44" table:formula="of:=CEILING([.B9]/([.B19]-[.B18]))" office:value-type="float" office:value="1" calcext:value-type="float">
            <text:p>1</text:p>
          </table:table-cell>
        </table:table-row>
        <table:table-row table:style-name="ro1">
          <table:table-cell table:style-name="ce29"/>
          <table:table-cell table:style-name="ce30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8200" calcext:value-type="float">
            <text:p>$8,200.00</text:p>
          </table:table-cell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9430" calcext:value-type="float">
            <text:p>$9,430.00</text:p>
          </table:table-cell>
        </table:table-row>
        <calcext:conditional-formats>
          <calcext:conditional-format calcext:target-range-address="'2T2m-bundle'.B21:'2T2m-bundle'.B21">
            <calcext:condition calcext:apply-style-name="ConditionalStyle_1" calcext:value="formula-is(LEN(TRIM([.B21]))&gt;0)" calcext:base-cell-address="'2T2m-bundle'.B21"/>
          </calcext:conditional-format>
        </calcext:conditional-formats>
      </table:table>
      <table:table table:name="photo booth kit" table:style-name="ta1">
        <table:table-column table:style-name="co24" table:default-cell-style-name="ce27"/>
        <table:table-column table:style-name="co25" table:default-cell-style-name="ce33"/>
        <table:table-column table:style-name="co2" table:number-columns-repeated="4" table:default-cell-style-name="Default"/>
        <table:table-column table:style-name="co2" table:default-cell-style-name="ce4"/>
        <table:table-column table:style-name="co2" table:number-columns-repeated="1015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Default"/>
          <table:table-cell/>
          <table:table-cell table:style-name="ce4"/>
          <table:table-cell table:number-columns-repeated="2"/>
          <table:table-cell table:style-name="Default"/>
          <table:table-cell table:number-columns-repeated="1015"/>
        </table:table-row>
        <table:table-row table:style-name="ro2">
          <table:table-cell table:style-name="ce26" office:value-type="string" calcext:value-type="string" table:number-columns-spanned="2" table:number-rows-spanned="1">
            <text:p>photo booth funding goal calculator</text:p>
          </table:table-cell>
          <table:covered-table-cell table:style-name="ce30"/>
          <table:table-cell/>
          <table:table-cell table:style-name="ce1" office:value-type="string" calcext:value-type="string" table:number-columns-spanned="5" table:number-rows-spanned="1">
            <text:p>Photo-booth bom</text:p>
          </table:table-cell>
          <table:covered-table-cell table:number-columns-repeated="4"/>
          <table:table-cell table:number-columns-repeated="1014"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  <table:table-cell/>
          <table:table-cell office:value-type="string" calcext:value-type="string">
            <text:p>vitamins</text:p>
          </table:table-cell>
          <table:table-cell table:number-columns-repeated="5"/>
          <table:table-cell office:value-type="string" calcext:value-type="string">
            <text:p>printed parts</text:p>
          </table:table-cell>
          <table:table-cell table:number-columns-repeated="1012"/>
        </table:table-row>
        <table:table-row table:style-name="ro3">
          <table:table-cell table:style-name="ce28" office:value-type="string" calcext:value-type="string">
            <text:p>BOM</text:p>
          </table:table-cell>
          <table:table-cell table:style-name="ce32" table:formula="of:=[.H18]" office:value-type="float" office:value="137.28" calcext:value-type="float">
            <text:p>$137.28</text:p>
          </table:table-cell>
          <table:table-cell/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number-columns-repeated="5"/>
          <table:table-cell table:style-name="ce2"/>
          <table:table-cell table:number-columns-repeated="5"/>
          <table:table-cell table:style-name="ce2" table:number-columns-repeated="1001"/>
          <table:table-cell table:number-columns-repeated="2"/>
        </table:table-row>
        <table:table-row table:style-name="ro7">
          <table:table-cell table:style-name="ce28"/>
          <table:table-cell table:style-name="ce32"/>
          <table:table-cell table:number-columns-repeated="7"/>
          <table:table-cell table:style-name="ce4" office:value-type="currency" office:currency="USD" office:value="15" calcext:value-type="currency">
            <text:p>$15.00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formula="of:=([.B4]+[.B5])*[.B3]" office:value-type="float" office:value="1372.8" calcext:value-type="float">
            <text:p>$1,372.80</text:p>
          </table:table-cell>
          <table:table-cell/>
          <table:table-cell office:value-type="string" calcext:value-type="string">
            <text:p>corrugated plastic pallet liner, 24x48”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signoutfitters.com/CorrugatedPlasticYardSignBlanks-36x24.aspx</text:p>
          </table:table-cell>
          <table:table-cell table:formula="of:=3.8" office:value-type="currency" office:currency="USD" office:value="3.8" calcext:value-type="currency">
            <text:p>$3.80</text:p>
          </table:table-cell>
          <table:table-cell table:style-name="ce4" table:formula="of:=[.G6]*[.E6]" office:value-type="currency" office:currency="USD" office:value="22.8" calcext:value-type="currency">
            <text:p>$22.8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Batch Shipping (from mfr)</text:p>
          </table:table-cell>
          <table:table-cell office:value-type="float" office:value="15" calcext:value-type="float">
            <text:p>$15.00</text:p>
          </table:table-cell>
          <table:table-cell/>
          <table:table-cell office:value-type="string" calcext:value-type="string">
            <text:p>Paper 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Rainbow-Kraft-1369515-Finish-Paper/dp/B0062TMV0A/ref=sr_1_4?ie=UTF8&amp;qid=1523370521&amp;sr=8-4&amp;keywords=white+kraft+paper</text:p>
          </table:table-cell>
          <table:table-cell office:value-type="currency" office:currency="USD" office:value="23" calcext:value-type="currency">
            <text:p>$23.00</text:p>
          </table:table-cell>
          <table:table-cell table:style-name="ce4" table:formula="of:=[.G7]*[.E7]" office:value-type="currency" office:currency="USD" office:value="23" calcext:value-type="currency">
            <text:p>$23.0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6:.B7])" office:value-type="float" office:value="1387.8" calcext:value-type="float">
            <text:p>$1,387.80</text:p>
          </table:table-cell>
          <table:table-cell/>
          <table:table-cell office:value-type="string" calcext:value-type="string">
            <text:p>ligh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omedepot.com/p/Lithonia-Lighting-2-8-ft-34-Watt-White-Integrated-LED-Shop-Light-SHLP-36IN-40K-80CRI-DNA/301158095</text:p>
          </table:table-cell>
          <table:table-cell office:value-type="currency" office:currency="USD" office:value="15" calcext:value-type="currency">
            <text:p>$15.00</text:p>
          </table:table-cell>
          <table:table-cell table:style-name="ce4" table:formula="of:=[.G8]*[.E8]" office:value-type="currency" office:currency="USD" office:value="45" calcext:value-type="currency">
            <text:p>$45.0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8]/[.B3]" office:value-type="float" office:value="138.78" calcext:value-type="float">
            <text:p>$138.78</text:p>
          </table:table-cell>
          <table:table-cell/>
          <table:table-cell office:value-type="string" calcext:value-type="string">
            <text:p>Tap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G9]*[.E9]" office:value-type="currency" office:currency="USD" office:value="1" calcext:value-type="currency">
            <text:p>$1.0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4" office:value-type="float" office:value="0" calcext:value-type="float">
            <text:p>$0.00</text:p>
          </table:table-cell>
          <table:table-cell/>
          <table:table-cell office:value-type="string" calcext:value-type="string">
            <text:p>magne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ttps://www.kjmagnetics.com/proddetail.asp?prod=R841</text:p>
          </table:table-cell>
          <table:table-cell office:value-type="currency" office:currency="USD" office:value="0.52" calcext:value-type="currency">
            <text:p>$0.52</text:p>
          </table:table-cell>
          <table:table-cell table:style-name="ce4" table:formula="of:=[.G10]*[.E10]" office:value-type="currency" office:currency="USD" office:value="12.48" calcext:value-type="currency">
            <text:p>$12.4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/>
          <table:table-cell office:value-type="string" calcext:value-type="string">
            <text:p>Faste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master </text:p>
          </table:table-cell>
          <table:table-cell office:value-type="currency" office:currency="USD" office:value="3" calcext:value-type="currency">
            <text:p>$3.00</text:p>
          </table:table-cell>
          <table:table-cell table:style-name="ce4" table:formula="of:=[.G11]*[.E11]" office:value-type="currency" office:currency="USD" office:value="3" calcext:value-type="currency">
            <text:p>$3.0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3]*([.B10]+[.B11])+[.B8]" office:value-type="float" office:value="1637.8" calcext:value-type="float">
            <text:p>$1,637.80</text:p>
          </table:table-cell>
          <table:table-cell/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office:value-type="currency" office:currency="USD" office:value="7" calcext:value-type="currency">
            <text:p>$7.00</text:p>
          </table:table-cell>
          <table:table-cell table:style-name="ce4" table:formula="of:=[.G12]*[.E12]" office:value-type="currency" office:currency="USD" office:value="7" calcext:value-type="currency">
            <text:p>$7.0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12]*0.029+[.B3]*0.3" office:value-type="float" office:value="50.4962" calcext:value-type="float">
            <text:p>$50.50</text:p>
          </table:table-cell>
          <table:table-cell/>
          <table:table-cell office:value-type="string" calcext:value-type="string">
            <text:p>Stick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ckergiant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4" table:formula="of:=[.G13]*[.E13]" office:value-type="currency" office:currency="USD" office:value="8" calcext:value-type="currency">
            <text:p>$8.0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2]" office:value-type="float" office:value="114.646" calcext:value-type="float">
            <text:p>$114.65</text:p>
          </table:table-cell>
          <table:table-cell table:number-columns-repeated="5"/>
          <table:table-cell table:style-name="ce4"/>
          <table:table-cell table:number-columns-repeated="1014"/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13:.B14];[.B12])" office:value-type="float" office:value="1802.9422" calcext:value-type="float">
            <text:p>$1,802.94</text:p>
          </table:table-cell>
          <table:table-cell table:number-columns-repeated="5"/>
          <table:table-cell table:style-name="ce4"/>
          <table:table-cell table:number-columns-repeated="1014"/>
        </table:table-row>
        <table:table-row table:style-name="ro7">
          <table:table-cell office:value-type="string" calcext:value-type="string">
            <text:p>Total COGS/microcluster</text:p>
          </table:table-cell>
          <table:table-cell table:formula="of:=[.B15]/[.B3]" office:value-type="float" office:value="180.29422" calcext:value-type="float">
            <text:p>$180.29</text:p>
          </table:table-cell>
          <table:table-cell table:number-columns-repeated="4"/>
          <table:table-cell table:style-name="ce6" office:value-type="string" calcext:value-type="string">
            <text:p>Single qty BOM cost</text:p>
          </table:table-cell>
          <table:table-cell table:style-name="ce4" table:formula="of:=SUM([.H6:.H14])" office:value-type="currency" office:currency="USD" office:value="122.28" calcext:value-type="currency">
            <text:p>$122.2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6]-[.B9]" office:value-type="float" office:value="41.51422" calcext:value-type="float">
            <text:p>$41.51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225" calcext:value-type="float">
            <text:p>$225.00</text:p>
          </table:table-cell>
          <table:table-cell table:number-columns-repeated="3"/>
          <table:table-cell table:style-name="ce3"/>
          <table:table-cell table:style-name="ce5" office:value-type="string" calcext:value-type="string">
            <text:p>Single Qty BOM with printed parts</text:p>
          </table:table-cell>
          <table:table-cell table:style-name="ce7" table:formula="of:=[.H16]+[.J5]" office:value-type="currency" office:currency="USD" office:value="137.28" calcext:value-type="currency">
            <text:p>$137.28</text:p>
          </table:table-cell>
          <table:table-cell table:number-columns-repeated="5"/>
          <table:table-cell table:style-name="ce3"/>
          <table:table-cell table:number-columns-repeated="5"/>
          <table:table-cell table:style-name="ce3" table:number-columns-repeated="1003"/>
        </table:table-row>
        <table:table-row table:style-name="ro1">
          <table:table-cell table:style-name="ce29"/>
          <table:table-cell table:style-name="ce30"/>
          <table:table-cell table:number-columns-repeated="4"/>
          <table:table-cell table:style-name="Default"/>
          <table:table-cell table:number-columns-repeated="1015"/>
        </table:table-row>
        <table:table-row table:style-name="ro8">
          <table:table-cell office:value-type="string" calcext:value-type="string">
            <text:p>Min # units</text:p>
          </table:table-cell>
          <table:table-cell table:style-name="ce45" table:formula="of:=CEILING([.B8]/([.B18]-[.B17]))" office:value-type="float" office:value="8" calcext:value-type="float">
            <text:p>8</text:p>
          </table:table-cell>
          <table:table-cell/>
          <table:table-cell table:style-name="ce4"/>
          <table:table-cell office:value-type="string" calcext:value-type="string">
            <text:p>profit per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0]*[.B18]" office:value-type="float" office:value="1800" calcext:value-type="float">
            <text:p>$1,800.00</text:p>
          </table:table-cell>
          <table:table-cell table:number-columns-repeated="2"/>
          <table:table-cell table:formula="of:=([.B18]-[.B16])*[.E21]" office:value-type="float" office:value="44.70578" calcext:value-type="float">
            <text:p>44.70578</text:p>
          </table:table-cell>
          <table:table-cell table:formula="of:=([.B18]-[.B16])*[.F21]" office:value-type="float" office:value="447.0578" calcext:value-type="float">
            <text:p>447.0578</text:p>
          </table:table-cell>
          <table:table-cell table:style-name="Default" table:formula="of:=([.B18]-[.B16])*[.G21]" office:value-type="float" office:value="4470.578" calcext:value-type="float">
            <text:p>4470.578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2]+[.B22]*0.15" office:value-type="float" office:value="2070" calcext:value-type="float">
            <text:p>$2,070.00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margin</text:p>
          </table:table-cell>
          <table:table-cell table:style-name="ce18" table:formula="of:=([.B18]-[.B16])/[.B18]" office:value-type="percentage" office:value="0.198692355555556" calcext:value-type="percentage">
            <text:p>19.87%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less sales tax</text:p>
          </table:table-cell>
          <table:table-cell table:style-name="ce18" table:formula="of:=[.E25]-0.07" office:value-type="percentage" office:value="0.128692355555556" calcext:value-type="percentage">
            <text:p>12.87%</text:p>
          </table:table-cell>
          <table:table-cell table:style-name="Default"/>
          <table:table-cell table:number-columns-repeated="1015"/>
        </table:table-row>
        <calcext:conditional-formats>
          <calcext:conditional-format calcext:target-range-address="'photo booth kit'.B20:'photo booth kit'.B20">
            <calcext:condition calcext:apply-style-name="ConditionalStyle_1" calcext:value="formula-is(LEN(TRIM([.B20]))&gt;0)" calcext:base-cell-address="'photo booth kit'.B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2" loext:min-decimal-places="12" number:min-integer-digits="1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0" loext:min-decimal-places="10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" loext:min-decimal-places="1" number:min-integer-digits="1" number:grouping="true"/>
    </number:number-style>
    <number:currency-style style:name="N14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52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5:34:05.316732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8-04-11T16:41:24.653059067</dc:date>
    <meta:editing-duration>P27DT4H5M40S</meta:editing-duration>
    <meta:editing-cycles>29</meta:editing-cycles>
    <meta:generator>LibreOffice/5.2.7.2$Linux_X86_64 LibreOffice_project/20m0$Build-2</meta:generator>
    <meta:document-statistic meta:table-count="9" meta:cell-count="728" meta:object-count="0"/>
  </office:meta>
</office:document-meta>
</file>